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none" fo:border-left="0.088cm solid #000000" fo:border-right="0.088cm solid #000000" fo:border-top="none"/>
    </style:style>
    <style:style style:name="ce5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style:use-window-font-color="true" style:text-underline-style="none" fo:font-weight="bold" style:font-weight-asian="bold" style:font-weight-complex="bold"/>
    </style:style>
    <style:style style:name="ce9" style:family="table-cell" style:parent-style-name="Default" style:data-style-name="N10117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0" style:family="table-cell" style:parent-style-name="Default" style:data-style-name="N10117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10117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11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10117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9" style:family="table-cell" style:parent-style-name="Default" style:data-style-name="N10117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0" style:family="table-cell" style:parent-style-name="Default" style:data-style-name="N10117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0119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24" style:family="table-cell" style:parent-style-name="Default" style:data-style-name="N10119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25" style:family="table-cell" style:parent-style-name="Default" style:data-style-name="N10119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26" style:family="table-cell" style:parent-style-name="Default" style:data-style-name="N10119">
      <style:table-cell-properties style:text-align-source="fix" style:repeat-content="false" fo:border="none"/>
      <style:paragraph-properties fo:text-align="center" fo:margin-left="0cm"/>
    </style:style>
    <style:style style:name="ce27" style:family="table-cell" style:parent-style-name="Default" style:data-style-name="N10119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 style:data-style-name="N10119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9" style:family="table-cell" style:parent-style-name="Default" style:data-style-name="N10119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117">
      <style:table-cell-properties style:text-align-source="fix" style:repeat-content="false" fo:border="0.088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10119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 style:data-style-name="N10119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style>
    <style:style style:name="ce35" style:family="table-cell" style:parent-style-name="Default" style:data-style-name="N10119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style>
    <style:style style:name="ce36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37" style:family="table-cell" style:parent-style-name="Default" style:data-style-name="N10119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38" style:family="table-cell" style:parent-style-name="Default">
      <style:table-cell-properties fo:border="0.088cm solid #000000"/>
    </style:style>
    <style:style style:name="ce39" style:family="table-cell" style:parent-style-name="Default" style:data-style-name="N10119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0" style:family="table-cell" style:parent-style-name="Default" style:data-style-name="N10117">
      <style:table-cell-properties fo:border="0.088cm solid #000000"/>
    </style:style>
    <style:style style:name="ce41" style:family="table-cell" style:parent-style-name="Default" style:data-style-name="N5000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43" style:family="table-cell" style:parent-style-name="Default" style:data-style-name="N5000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4" style:family="table-cell" style:parent-style-name="Default" style:data-style-name="N5000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45" style:family="table-cell" style:parent-style-name="Default" style:data-style-name="N5000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6" style:family="table-cell" style:parent-style-name="Default" style:data-style-name="N500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47" style:family="table-cell" style:parent-style-name="Default" style:data-style-name="N5000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</office:automatic-styles>
  <office:body>
    <office:spreadsheet>
      <table:calculation-settings table:use-regular-expressions="false"/>
      <table:table table:name="Bloat" table:style-name="ta1" table:print="false">
        <table:table-column table:style-name="co1" table:default-cell-style-name="ce4"/>
        <table:table-column table:style-name="co2" table:number-columns-repeated="6" table:default-cell-style-name="Default"/>
        <table:table-column table:style-name="co2" table:default-cell-style-name="ce34"/>
        <table:table-column table:style-name="co2" table:default-cell-style-name="ce26"/>
        <table:table-column table:style-name="co2" table:default-cell-style-name="ce28"/>
        <table:table-column table:style-name="co2" table:default-cell-style-name="ce34"/>
        <table:table-column table:style-name="co2" table:default-cell-style-name="ce26"/>
        <table:table-column table:style-name="co2" table:default-cell-style-name="ce28"/>
        <table:table-column table:style-name="co2" table:default-cell-style-name="ce34"/>
        <table:table-column table:style-name="co2" table:default-cell-style-name="ce26"/>
        <table:table-column table:style-name="co2" table:default-cell-style-name="ce28"/>
        <table:table-column table:style-name="co2" table:default-cell-style-name="ce34"/>
        <table:table-column table:style-name="co2" table:default-cell-style-name="ce26"/>
        <table:table-column table:style-name="co2" table:default-cell-style-name="ce28"/>
        <table:table-column table:style-name="co2" table:default-cell-style-name="ce34"/>
        <table:table-column table:style-name="co2" table:default-cell-style-name="ce26"/>
        <table:table-column table:style-name="co2" table:default-cell-style-name="ce28"/>
        <table:table-column table:style-name="co2" table:default-cell-style-name="ce34"/>
        <table:table-column table:style-name="co2" table:default-cell-style-name="ce26"/>
        <table:table-column table:style-name="co2" table:default-cell-style-name="ce28"/>
        <table:table-column table:style-name="co3" table:number-columns-repeated="12" table:default-cell-style-name="Default"/>
        <table:table-row table:style-name="ro1">
          <table:table-cell table:style-name="ce1"/>
          <table:table-cell table:style-name="ce6"/>
          <table:table-cell table:style-name="ce12" table:number-columns-repeated="5"/>
          <table:table-cell table:style-name="ce30" office:value-type="string" table:number-columns-spanned="18" table:number-rows-spanned="1">
            <text:p>Normal Sizes</text:p>
          </table:table-cell>
          <table:covered-table-cell table:number-columns-repeated="17" table:style-name="ce36"/>
          <table:table-cell table:style-name="ce12" table:number-columns-repeated="3"/>
          <table:table-cell table:number-columns-repeated="9"/>
        </table:table-row>
        <table:table-row table:style-name="ro1">
          <table:table-cell table:style-name="ce2" office:value-type="string">
            <text:p>SizeScale</text:p>
          </table:table-cell>
          <table:table-cell table:style-name="ce7" table:number-columns-spanned="3" table:number-rows-spanned="1"/>
          <table:covered-table-cell table:style-name="ce13"/>
          <table:covered-table-cell table:style-name="ce17"/>
          <table:table-cell table:style-name="ce21" office:value-type="float" office:value="1" table:number-columns-spanned="3" table:number-rows-spanned="1">
            <text:p>1</text:p>
          </table:table-cell>
          <table:covered-table-cell table:style-name="ce13"/>
          <table:covered-table-cell table:style-name="ce17"/>
          <table:table-cell table:style-name="ce31" office:value-type="float" office:value="0.85" table:number-columns-spanned="3" table:number-rows-spanned="1">
            <text:p>0.85</text:p>
          </table:table-cell>
          <table:covered-table-cell table:number-columns-repeated="2" table:style-name="ce31"/>
          <table:table-cell table:style-name="ce31" office:value-type="float" office:value="0.9" table:number-columns-spanned="3" table:number-rows-spanned="1">
            <text:p>0.9</text:p>
          </table:table-cell>
          <table:covered-table-cell table:number-columns-repeated="2" table:style-name="ce31"/>
          <table:table-cell table:style-name="ce31" office:value-type="float" office:value="0.95" table:number-columns-spanned="3" table:number-rows-spanned="1">
            <text:p>0.95</text:p>
          </table:table-cell>
          <table:covered-table-cell table:number-columns-repeated="2" table:style-name="ce40"/>
          <table:table-cell table:style-name="ce31" office:value-type="float" office:value="1.05" table:number-columns-spanned="3" table:number-rows-spanned="1">
            <text:p>1.05</text:p>
          </table:table-cell>
          <table:covered-table-cell table:number-columns-repeated="2" table:style-name="ce40"/>
          <table:table-cell table:style-name="ce31" office:value-type="float" office:value="1.1" table:number-columns-spanned="3" table:number-rows-spanned="1">
            <text:p>1.1</text:p>
          </table:table-cell>
          <table:covered-table-cell table:number-columns-repeated="2" table:style-name="ce40"/>
          <table:table-cell table:style-name="ce31" office:value-type="float" office:value="1.15" table:number-columns-spanned="3" table:number-rows-spanned="1">
            <text:p>1.15</text:p>
          </table:table-cell>
          <table:covered-table-cell table:number-columns-repeated="2" table:style-name="ce40"/>
          <table:table-cell table:style-name="ce12" table:number-columns-repeated="3"/>
          <table:table-cell table:number-columns-repeated="9"/>
        </table:table-row>
        <table:table-row table:style-name="ro1">
          <table:table-cell table:style-name="ce3" office:value-type="string">
            <text:p>defaultproperties</text:p>
          </table:table-cell>
          <table:table-cell table:style-name="ce8" office:value-type="string" table:number-columns-spanned="3" table:number-rows-spanned="1">
            <text:p>Mesh</text:p>
          </table:table-cell>
          <table:covered-table-cell table:style-name="ce14"/>
          <table:covered-table-cell table:style-name="ce18"/>
          <table:table-cell table:style-name="ce22" office:value-type="string" table:number-columns-spanned="3" table:number-rows-spanned="1">
            <text:p>Standard</text:p>
          </table:table-cell>
          <table:covered-table-cell table:style-name="ce12"/>
          <table:covered-table-cell table:style-name="ce18"/>
          <table:table-cell table:style-name="ce32" office:value-type="string" table:number-columns-spanned="3" table:number-rows-spanned="1">
            <text:p>XXSmall</text:p>
          </table:table-cell>
          <table:covered-table-cell table:number-columns-repeated="2" table:style-name="ce32"/>
          <table:table-cell table:style-name="ce32" office:value-type="string" table:number-columns-spanned="3" table:number-rows-spanned="1">
            <text:p>Xsmall</text:p>
          </table:table-cell>
          <table:covered-table-cell table:number-columns-repeated="2" table:style-name="ce32"/>
          <table:table-cell table:style-name="ce32" office:value-type="string" table:number-columns-spanned="3" table:number-rows-spanned="1">
            <text:p>Small</text:p>
          </table:table-cell>
          <table:covered-table-cell table:number-columns-repeated="2" table:style-name="ce32"/>
          <table:table-cell table:style-name="ce32" office:value-type="string" table:number-columns-spanned="3" table:number-rows-spanned="1">
            <text:p>Large</text:p>
          </table:table-cell>
          <table:covered-table-cell table:number-columns-repeated="2" table:style-name="ce32"/>
          <table:table-cell table:style-name="ce32" office:value-type="string" table:number-columns-spanned="3" table:number-rows-spanned="1">
            <text:p>Xlarge</text:p>
          </table:table-cell>
          <table:covered-table-cell table:number-columns-repeated="2" table:style-name="ce32"/>
          <table:table-cell table:style-name="ce32" office:value-type="string" table:number-columns-spanned="3" table:number-rows-spanned="1">
            <text:p>XXLarge</text:p>
          </table:table-cell>
          <table:covered-table-cell table:number-columns-repeated="2" table:style-name="ce32"/>
          <table:table-cell table:style-name="ce12" table:number-columns-repeated="3"/>
          <table:table-cell table:number-columns-repeated="9"/>
        </table:table-row>
        <table:table-row table:style-name="ro1">
          <table:table-cell office:value-type="string">
            <text:p>DrawScale</text:p>
          </table:table-cell>
          <table:table-cell table:style-name="ce9" office:value-type="float" office:value="1" table:number-columns-spanned="3" table:number-rows-spanned="1">
            <text:p>1.0</text:p>
          </table:table-cell>
          <table:covered-table-cell table:style-name="ce15"/>
          <table:covered-table-cell table:style-name="ce19"/>
          <table:table-cell table:style-name="ce23" office:value-type="float" office:value="1.075" table:number-columns-spanned="3" table:number-rows-spanned="1">
            <text:p>1.075</text:p>
          </table:table-cell>
          <table:covered-table-cell table:style-name="ce26"/>
          <table:covered-table-cell table:style-name="ce28"/>
          <table:table-cell table:style-name="ce33" table:formula="of:=[.H$2]/[.$E$2]*[.$E$4]" office:value-type="float" office:value="0.91375" table:number-columns-spanned="3" table:number-rows-spanned="1">
            <text:p>0.9138</text:p>
          </table:table-cell>
          <table:covered-table-cell table:style-name="ce37"/>
          <table:covered-table-cell table:style-name="ce39"/>
          <table:table-cell table:style-name="ce33" table:formula="of:=[.K$2]/[.$E$2]*[.$E$4]" office:value-type="float" office:value="0.9675" table:number-columns-spanned="3" table:number-rows-spanned="1">
            <text:p>0.9675</text:p>
          </table:table-cell>
          <table:covered-table-cell table:style-name="ce37"/>
          <table:covered-table-cell table:style-name="ce39"/>
          <table:table-cell table:style-name="ce33" table:formula="of:=[.N$2]/[.$E$2]*[.$E$4]" office:value-type="float" office:value="1.02125" table:number-columns-spanned="3" table:number-rows-spanned="1">
            <text:p>1.0213</text:p>
          </table:table-cell>
          <table:covered-table-cell table:style-name="ce37"/>
          <table:covered-table-cell table:style-name="ce39"/>
          <table:table-cell table:style-name="ce33" table:formula="of:=[.Q$2]/[.$E$2]*[.$E$4]" office:value-type="float" office:value="1.12875" table:number-columns-spanned="3" table:number-rows-spanned="1">
            <text:p>1.1288</text:p>
          </table:table-cell>
          <table:covered-table-cell table:style-name="ce37"/>
          <table:covered-table-cell table:style-name="ce39"/>
          <table:table-cell table:style-name="ce33" table:formula="of:=[.T$2]/[.$E$2]*[.$E$4]" office:value-type="float" office:value="1.1825" table:number-columns-spanned="3" table:number-rows-spanned="1">
            <text:p>1.1825</text:p>
          </table:table-cell>
          <table:covered-table-cell table:style-name="ce37"/>
          <table:covered-table-cell table:style-name="ce39"/>
          <table:table-cell table:style-name="ce33" table:formula="of:=[.W$2]/[.$E$2]*[.$E$4]" office:value-type="float" office:value="1.23625" table:number-columns-spanned="3" table:number-rows-spanned="1">
            <text:p>1.2363</text:p>
          </table:table-cell>
          <table:covered-table-cell table:style-name="ce37"/>
          <table:covered-table-cell table:style-name="ce39"/>
          <table:table-cell table:style-name="ce41" table:number-columns-repeated="3"/>
          <table:table-cell table:number-columns-repeated="9"/>
        </table:table-row>
        <table:table-row table:style-name="ro1">
          <table:table-cell office:value-type="string">
            <text:p>CollisionHeight</text:p>
          </table:table-cell>
          <table:table-cell table:style-name="ce9" office:value-type="float" office:value="63" table:number-columns-spanned="3" table:number-rows-spanned="1">
            <text:p>63.0</text:p>
          </table:table-cell>
          <table:covered-table-cell table:style-name="ce15"/>
          <table:covered-table-cell table:style-name="ce19"/>
          <table:table-cell table:style-name="ce23" table:formula="of:=[.$E$4]/[.$B$4]*[.$B$5]" office:value-type="float" office:value="67.725" table:number-columns-spanned="3" table:number-rows-spanned="1">
            <text:p>67.725</text:p>
          </table:table-cell>
          <table:covered-table-cell table:style-name="ce26"/>
          <table:covered-table-cell table:style-name="ce28"/>
          <table:table-cell table:formula="of:=[.H$2]/[.$E$2]*[.$E$5]" office:value-type="float" office:value="57.56625" table:number-columns-spanned="3" table:number-rows-spanned="1">
            <text:p>57.5663</text:p>
          </table:table-cell>
          <table:covered-table-cell table:number-columns-repeated="2"/>
          <table:table-cell table:formula="of:=[.K$2]/[.$E$2]*[.$E$5]" office:value-type="float" office:value="60.9525" table:number-columns-spanned="3" table:number-rows-spanned="1">
            <text:p>60.9525</text:p>
          </table:table-cell>
          <table:covered-table-cell table:number-columns-repeated="2"/>
          <table:table-cell table:formula="of:=[.N$2]/[.$E$2]*[.$E$5]" office:value-type="float" office:value="64.33875" table:number-columns-spanned="3" table:number-rows-spanned="1">
            <text:p>64.3388</text:p>
          </table:table-cell>
          <table:covered-table-cell table:number-columns-repeated="2"/>
          <table:table-cell table:formula="of:=[.Q$2]/[.$E$2]*[.$E$5]" office:value-type="float" office:value="71.11125" table:number-columns-spanned="3" table:number-rows-spanned="1">
            <text:p>71.1113</text:p>
          </table:table-cell>
          <table:covered-table-cell table:number-columns-repeated="2"/>
          <table:table-cell table:formula="of:=[.T$2]/[.$E$2]*[.$E$5]" office:value-type="float" office:value="74.4975" table:number-columns-spanned="3" table:number-rows-spanned="1">
            <text:p>74.4975</text:p>
          </table:table-cell>
          <table:covered-table-cell table:number-columns-repeated="2"/>
          <table:table-cell table:formula="of:=[.W$2]/[.$E$2]*[.$E$5]" office:value-type="float" office:value="77.88375" table:number-columns-spanned="3" table:number-rows-spanned="1">
            <text:p>77.8838</text:p>
          </table:table-cell>
          <table:covered-table-cell table:number-columns-repeated="2"/>
          <table:table-cell table:style-name="ce41" table:number-columns-repeated="3"/>
          <table:table-cell table:number-columns-repeated="9"/>
        </table:table-row>
        <table:table-row table:style-name="ro1">
          <table:table-cell office:value-type="string">
            <text:p>CollisionRadius</text:p>
          </table:table-cell>
          <table:table-cell table:style-name="ce9" office:value-type="float" office:value="25" table:number-columns-spanned="3" table:number-rows-spanned="1">
            <text:p>25.0</text:p>
          </table:table-cell>
          <table:covered-table-cell table:style-name="ce15"/>
          <table:covered-table-cell table:style-name="ce19"/>
          <table:table-cell table:style-name="ce23" table:formula="of:=[.$E$4]/[.$B$4]*[.$B$6]" office:value-type="float" office:value="26.875" table:number-columns-spanned="3" table:number-rows-spanned="1">
            <text:p>26.875</text:p>
          </table:table-cell>
          <table:covered-table-cell table:style-name="ce26"/>
          <table:covered-table-cell table:style-name="ce28"/>
          <table:table-cell table:formula="of:=[.H$2]/[.$E$2]*[.$E$6]" office:value-type="float" office:value="22.84375" table:number-columns-spanned="3" table:number-rows-spanned="1">
            <text:p>22.8438</text:p>
          </table:table-cell>
          <table:covered-table-cell table:number-columns-repeated="2"/>
          <table:table-cell table:formula="of:=[.K$2]/[.$E$2]*[.$E$6]" office:value-type="float" office:value="24.1875" table:number-columns-spanned="3" table:number-rows-spanned="1">
            <text:p>24.1875</text:p>
          </table:table-cell>
          <table:covered-table-cell table:number-columns-repeated="2"/>
          <table:table-cell table:formula="of:=[.N$2]/[.$E$2]*[.$E$6]" office:value-type="float" office:value="25.53125" table:number-columns-spanned="3" table:number-rows-spanned="1">
            <text:p>25.5313</text:p>
          </table:table-cell>
          <table:covered-table-cell table:number-columns-repeated="2"/>
          <table:table-cell table:formula="of:=[.Q$2]/[.$E$2]*[.$E$6]" office:value-type="float" office:value="28.21875" table:number-columns-spanned="3" table:number-rows-spanned="1">
            <text:p>28.2188</text:p>
          </table:table-cell>
          <table:covered-table-cell table:number-columns-repeated="2"/>
          <table:table-cell table:formula="of:=[.T$2]/[.$E$2]*[.$E$6]" office:value-type="float" office:value="29.5625" table:number-columns-spanned="3" table:number-rows-spanned="1">
            <text:p>29.5625</text:p>
          </table:table-cell>
          <table:covered-table-cell table:number-columns-repeated="2"/>
          <table:table-cell table:formula="of:=[.W$2]/[.$E$2]*[.$E$6]" office:value-type="float" office:value="30.90625" table:number-columns-spanned="3" table:number-rows-spanned="1">
            <text:p>30.9063</text:p>
          </table:table-cell>
          <table:covered-table-cell table:number-columns-repeated="2"/>
          <table:table-cell table:style-name="ce41" table:number-columns-repeated="3"/>
          <table:table-cell table:number-columns-repeated="9"/>
        </table:table-row>
        <table:table-row table:style-name="ro1">
          <table:table-cell office:value-type="string">
            <text:p>BaseEyeHeight</text:p>
          </table:table-cell>
          <table:table-cell table:style-name="ce9" office:value-type="float" office:value="55" table:number-columns-spanned="3" table:number-rows-spanned="1">
            <text:p>55.0</text:p>
          </table:table-cell>
          <table:covered-table-cell table:style-name="ce15"/>
          <table:covered-table-cell table:style-name="ce19"/>
          <table:table-cell table:style-name="ce23" table:formula="of:=[.$E$4]/[.$B$4]*[.$B$7]" office:value-type="float" office:value="59.125" table:number-columns-spanned="3" table:number-rows-spanned="1">
            <text:p>59.125</text:p>
          </table:table-cell>
          <table:covered-table-cell table:style-name="ce26"/>
          <table:covered-table-cell table:style-name="ce28"/>
          <table:table-cell table:formula="of:=[.H$2]/[.$E$2]*[.$E$7]" office:value-type="float" office:value="50.25625" table:number-columns-spanned="3" table:number-rows-spanned="1">
            <text:p>50.2563</text:p>
          </table:table-cell>
          <table:covered-table-cell table:number-columns-repeated="2"/>
          <table:table-cell table:formula="of:=[.K$2]/[.$E$2]*[.$E$7]" office:value-type="float" office:value="53.2125" table:number-columns-spanned="3" table:number-rows-spanned="1">
            <text:p>53.2125</text:p>
          </table:table-cell>
          <table:covered-table-cell table:number-columns-repeated="2"/>
          <table:table-cell table:formula="of:=[.N$2]/[.$E$2]*[.$E$7]" office:value-type="float" office:value="56.16875" table:number-columns-spanned="3" table:number-rows-spanned="1">
            <text:p>56.1688</text:p>
          </table:table-cell>
          <table:covered-table-cell table:number-columns-repeated="2"/>
          <table:table-cell table:formula="of:=[.Q$2]/[.$E$2]*[.$E$7]" office:value-type="float" office:value="62.08125" table:number-columns-spanned="3" table:number-rows-spanned="1">
            <text:p>62.0813</text:p>
          </table:table-cell>
          <table:covered-table-cell table:number-columns-repeated="2"/>
          <table:table-cell table:formula="of:=[.T$2]/[.$E$2]*[.$E$7]" office:value-type="float" office:value="65.0375" table:number-columns-spanned="3" table:number-rows-spanned="1">
            <text:p>65.0375</text:p>
          </table:table-cell>
          <table:covered-table-cell table:number-columns-repeated="2"/>
          <table:table-cell table:formula="of:=[.W$2]/[.$E$2]*[.$E$7]" office:value-type="float" office:value="67.99375" table:number-columns-spanned="3" table:number-rows-spanned="1">
            <text:p>67.9938</text:p>
          </table:table-cell>
          <table:covered-table-cell table:number-columns-repeated="2"/>
          <table:table-cell table:style-name="ce41" table:number-columns-repeated="3"/>
          <table:table-cell table:number-columns-repeated="9"/>
        </table:table-row>
        <table:table-row table:style-name="ro1">
          <table:table-cell office:value-type="string">
            <text:p>EyeHeight</text:p>
          </table:table-cell>
          <table:table-cell table:style-name="ce9" office:value-type="float" office:value="55" table:number-columns-spanned="3" table:number-rows-spanned="1">
            <text:p>55.0</text:p>
          </table:table-cell>
          <table:covered-table-cell table:style-name="ce15"/>
          <table:covered-table-cell table:style-name="ce19"/>
          <table:table-cell table:style-name="ce23" table:formula="of:=[.E7]" office:value-type="float" office:value="59.125" table:number-columns-spanned="3" table:number-rows-spanned="1">
            <text:p>59.125</text:p>
          </table:table-cell>
          <table:covered-table-cell table:style-name="ce26"/>
          <table:covered-table-cell table:style-name="ce28"/>
          <table:table-cell table:style-name="ce23" table:formula="of:=[.H7]" office:value-type="float" office:value="50.25625" table:number-columns-spanned="3" table:number-rows-spanned="1">
            <text:p>50.2563</text:p>
          </table:table-cell>
          <table:covered-table-cell table:number-columns-repeated="2"/>
          <table:table-cell table:style-name="ce23" table:formula="of:=[.K7]" office:value-type="float" office:value="53.2125" table:number-columns-spanned="3" table:number-rows-spanned="1">
            <text:p>53.2125</text:p>
          </table:table-cell>
          <table:covered-table-cell table:number-columns-repeated="2"/>
          <table:table-cell table:style-name="ce23" table:formula="of:=[.N7]" office:value-type="float" office:value="56.16875" table:number-columns-spanned="3" table:number-rows-spanned="1">
            <text:p>56.1688</text:p>
          </table:table-cell>
          <table:covered-table-cell table:number-columns-repeated="2"/>
          <table:table-cell table:style-name="ce23" table:formula="of:=[.Q7]" office:value-type="float" office:value="62.08125" table:number-columns-spanned="3" table:number-rows-spanned="1">
            <text:p>62.0813</text:p>
          </table:table-cell>
          <table:covered-table-cell table:number-columns-repeated="2"/>
          <table:table-cell table:style-name="ce23" table:formula="of:=[.T7]" office:value-type="float" office:value="65.0375" table:number-columns-spanned="3" table:number-rows-spanned="1">
            <text:p>65.0375</text:p>
          </table:table-cell>
          <table:covered-table-cell table:number-columns-repeated="2"/>
          <table:table-cell table:style-name="ce23" table:formula="of:=[.W7]" office:value-type="float" office:value="67.99375" table:number-columns-spanned="3" table:number-rows-spanned="1">
            <text:p>67.9938</text:p>
          </table:table-cell>
          <table:covered-table-cell table:number-columns-repeated="2"/>
          <table:table-cell table:style-name="ce41" table:number-columns-repeated="3"/>
          <table:table-cell table:number-columns-repeated="9"/>
        </table:table-row>
        <table:table-row table:style-name="ro1">
          <table:table-cell office:value-type="string">
            <text:p>CrouchHeight</text:p>
          </table:table-cell>
          <table:table-cell table:style-name="ce9" table:formula="of:=[.B5]/1.5625" office:value-type="float" office:value="40.32" table:number-columns-spanned="3" table:number-rows-spanned="1">
            <text:p>40.32</text:p>
          </table:table-cell>
          <table:covered-table-cell table:style-name="ce15"/>
          <table:covered-table-cell table:style-name="ce19"/>
          <table:table-cell table:style-name="ce23" table:formula="of:=[.E5]/1.5625" office:value-type="float" office:value="43.344" table:number-columns-spanned="3" table:number-rows-spanned="1">
            <text:p>43.344</text:p>
          </table:table-cell>
          <table:covered-table-cell table:style-name="ce26"/>
          <table:covered-table-cell table:style-name="ce28"/>
          <table:table-cell table:style-name="ce23" table:formula="of:=[.H5]/1.5625" office:value-type="float" office:value="36.8424" table:number-columns-spanned="3" table:number-rows-spanned="1">
            <text:p>36.8424</text:p>
          </table:table-cell>
          <table:covered-table-cell table:number-columns-repeated="2"/>
          <table:table-cell table:style-name="ce23" table:formula="of:=[.K5]/1.5625" office:value-type="float" office:value="39.0096" table:number-columns-spanned="3" table:number-rows-spanned="1">
            <text:p>39.0096</text:p>
          </table:table-cell>
          <table:covered-table-cell table:number-columns-repeated="2"/>
          <table:table-cell table:style-name="ce23" table:formula="of:=[.N5]/1.5625" office:value-type="float" office:value="41.1768" table:number-columns-spanned="3" table:number-rows-spanned="1">
            <text:p>41.1768</text:p>
          </table:table-cell>
          <table:covered-table-cell table:number-columns-repeated="2"/>
          <table:table-cell table:style-name="ce23" table:formula="of:=[.Q5]/1.5625" office:value-type="float" office:value="45.5112" table:number-columns-spanned="3" table:number-rows-spanned="1">
            <text:p>45.5112</text:p>
          </table:table-cell>
          <table:covered-table-cell table:number-columns-repeated="2"/>
          <table:table-cell table:style-name="ce23" table:formula="of:=[.T5]/1.5625" office:value-type="float" office:value="47.6784" table:number-columns-spanned="3" table:number-rows-spanned="1">
            <text:p>47.6784</text:p>
          </table:table-cell>
          <table:covered-table-cell table:number-columns-repeated="2"/>
          <table:table-cell table:style-name="ce23" table:formula="of:=[.W5]/1.5625" office:value-type="float" office:value="49.8456" table:number-columns-spanned="3" table:number-rows-spanned="1">
            <text:p>49.8456</text:p>
          </table:table-cell>
          <table:covered-table-cell table:number-columns-repeated="2"/>
          <table:table-cell table:style-name="ce41" table:number-columns-repeated="3"/>
          <table:table-cell table:number-columns-repeated="9"/>
        </table:table-row>
        <table:table-row table:style-name="ro1">
          <table:table-cell office:value-type="string">
            <text:p>CrouchRadius</text:p>
          </table:table-cell>
          <table:table-cell table:style-name="ce9" table:formula="of:=[.B6]" office:value-type="float" office:value="25" table:number-columns-spanned="3" table:number-rows-spanned="1">
            <text:p>25.0</text:p>
          </table:table-cell>
          <table:covered-table-cell table:style-name="ce15"/>
          <table:covered-table-cell table:style-name="ce19"/>
          <table:table-cell table:style-name="ce23" table:formula="of:=[.E6]" office:value-type="float" office:value="26.875" table:number-columns-spanned="3" table:number-rows-spanned="1">
            <text:p>26.875</text:p>
          </table:table-cell>
          <table:covered-table-cell table:style-name="ce26"/>
          <table:covered-table-cell table:style-name="ce28"/>
          <table:table-cell table:style-name="ce23" table:formula="of:=[.H6]" office:value-type="float" office:value="22.84375" table:number-columns-spanned="3" table:number-rows-spanned="1">
            <text:p>22.8438</text:p>
          </table:table-cell>
          <table:covered-table-cell table:number-columns-repeated="2"/>
          <table:table-cell table:style-name="ce23" table:formula="of:=[.K6]" office:value-type="float" office:value="24.1875" table:number-columns-spanned="3" table:number-rows-spanned="1">
            <text:p>24.1875</text:p>
          </table:table-cell>
          <table:covered-table-cell table:number-columns-repeated="2"/>
          <table:table-cell table:style-name="ce23" table:formula="of:=[.N6]" office:value-type="float" office:value="25.53125" table:number-columns-spanned="3" table:number-rows-spanned="1">
            <text:p>25.5313</text:p>
          </table:table-cell>
          <table:covered-table-cell table:number-columns-repeated="2"/>
          <table:table-cell table:style-name="ce23" table:formula="of:=[.Q6]" office:value-type="float" office:value="28.21875" table:number-columns-spanned="3" table:number-rows-spanned="1">
            <text:p>28.2188</text:p>
          </table:table-cell>
          <table:covered-table-cell table:number-columns-repeated="2"/>
          <table:table-cell table:style-name="ce23" table:formula="of:=[.T6]" office:value-type="float" office:value="29.5625" table:number-columns-spanned="3" table:number-rows-spanned="1">
            <text:p>29.5625</text:p>
          </table:table-cell>
          <table:covered-table-cell table:number-columns-repeated="2"/>
          <table:table-cell table:style-name="ce23" table:formula="of:=[.W6]" office:value-type="float" office:value="30.90625" table:number-columns-spanned="3" table:number-rows-spanned="1">
            <text:p>30.9063</text:p>
          </table:table-cell>
          <table:covered-table-cell table:number-columns-repeated="2"/>
          <table:table-cell table:style-name="ce41" table:number-columns-repeated="3"/>
          <table:table-cell table:number-columns-repeated="9"/>
        </table:table-row>
        <table:table-row table:style-name="ro1">
          <table:table-cell office:value-type="string">
            <text:p>OnlineHeadshotOffset (X,Y,Z)</text:p>
          </table:table-cell>
          <table:table-cell table:style-name="ce10" office:value-type="float" office:value="0">
            <text:p>0.0</text:p>
          </table:table-cell>
          <table:table-cell table:style-name="ce15" office:value-type="float" office:value="2">
            <text:p>2.0</text:p>
          </table:table-cell>
          <table:table-cell table:style-name="ce19" office:value-type="float" office:value="58">
            <text:p>58.0</text:p>
          </table:table-cell>
          <table:table-cell table:style-name="ce24" table:formula="of:=[.$E$4]/[.$B$4]*[.$B$11]" office:value-type="float" office:value="0">
            <text:p>0.0</text:p>
          </table:table-cell>
          <table:table-cell table:style-name="ce26" table:formula="of:=[.$E$4]/[.$B$4]*[.$C$11]" office:value-type="float" office:value="2.15">
            <text:p>2.15</text:p>
          </table:table-cell>
          <table:table-cell table:style-name="ce28" table:formula="of:=[.$E$4]/[.$B$4]*[.$D$11]" office:value-type="float" office:value="62.35">
            <text:p>62.35</text:p>
          </table:table-cell>
          <table:table-cell table:style-name="ce24" table:formula="of:=[.H$2]/[.$E$2]*[.$E$11]" office:value-type="float" office:value="0">
            <text:p>0.0</text:p>
          </table:table-cell>
          <table:table-cell table:formula="of:=[.H$2]/[.$E$2]*[.$F$11]" office:value-type="float" office:value="1.8275">
            <text:p>1.8275</text:p>
          </table:table-cell>
          <table:table-cell table:formula="of:=[.H$2]/[.$E$2]*[.$G$11]" office:value-type="float" office:value="52.9975">
            <text:p>52.9975</text:p>
          </table:table-cell>
          <table:table-cell table:style-name="ce24" table:formula="of:=[.K$2]/[.$E$2]*[.$E$11]" office:value-type="float" office:value="0">
            <text:p>0.0</text:p>
          </table:table-cell>
          <table:table-cell table:formula="of:=[.K$2]/[.$E$2]*[.$F$11]" office:value-type="float" office:value="1.935">
            <text:p>1.935</text:p>
          </table:table-cell>
          <table:table-cell table:formula="of:=[.K$2]/[.$E$2]*[.$G$11]" office:value-type="float" office:value="56.115">
            <text:p>56.115</text:p>
          </table:table-cell>
          <table:table-cell table:style-name="ce24" table:formula="of:=[.N$2]/[.$E$2]*[.$E$11]" office:value-type="float" office:value="0">
            <text:p>0.0</text:p>
          </table:table-cell>
          <table:table-cell table:formula="of:=[.N$2]/[.$E$2]*[.$F$11]" office:value-type="float" office:value="2.0425">
            <text:p>2.0425</text:p>
          </table:table-cell>
          <table:table-cell table:formula="of:=[.N$2]/[.$E$2]*[.$G$11]" office:value-type="float" office:value="59.2325">
            <text:p>59.2325</text:p>
          </table:table-cell>
          <table:table-cell table:style-name="ce24" table:formula="of:=[.Q$2]/[.$E$2]*[.$E$11]" office:value-type="float" office:value="0">
            <text:p>0.0</text:p>
          </table:table-cell>
          <table:table-cell table:formula="of:=[.Q$2]/[.$E$2]*[.$F$11]" office:value-type="float" office:value="2.2575">
            <text:p>2.2575</text:p>
          </table:table-cell>
          <table:table-cell table:formula="of:=[.Q$2]/[.$E$2]*[.$G$11]" office:value-type="float" office:value="65.4675">
            <text:p>65.4675</text:p>
          </table:table-cell>
          <table:table-cell table:style-name="ce24" table:formula="of:=[.T$2]/[.$E$2]*[.$E$11]" office:value-type="float" office:value="0">
            <text:p>0.0</text:p>
          </table:table-cell>
          <table:table-cell table:formula="of:=[.T$2]/[.$E$2]*[.$F$11]" office:value-type="float" office:value="2.365">
            <text:p>2.365</text:p>
          </table:table-cell>
          <table:table-cell table:formula="of:=[.T$2]/[.$E$2]*[.$G$11]" office:value-type="float" office:value="68.585">
            <text:p>68.585</text:p>
          </table:table-cell>
          <table:table-cell table:style-name="ce24" table:formula="of:=[.W$2]/[.$E$2]*[.$E$11]" office:value-type="float" office:value="0">
            <text:p>0.0</text:p>
          </table:table-cell>
          <table:table-cell table:formula="of:=[.W$2]/[.$E$2]*[.$F$11]" office:value-type="float" office:value="2.4725">
            <text:p>2.4725</text:p>
          </table:table-cell>
          <table:table-cell table:formula="of:=[.W$2]/[.$E$2]*[.$G$11]" office:value-type="float" office:value="71.7025">
            <text:p>71.7025</text:p>
          </table:table-cell>
          <table:table-cell table:style-name="ce41" table:number-columns-repeated="3"/>
          <table:table-cell table:number-columns-repeated="9"/>
        </table:table-row>
        <table:table-row table:style-name="ro1">
          <table:table-cell office:value-type="string">
            <text:p>OnlineHeadshotScale</text:p>
          </table:table-cell>
          <table:table-cell table:style-name="ce9" table:number-columns-spanned="3" table:number-rows-spanned="1"/>
          <table:covered-table-cell table:style-name="ce15"/>
          <table:covered-table-cell table:style-name="ce19"/>
          <table:table-cell table:style-name="ce23" office:value-type="float" office:value="1.5" table:number-columns-spanned="3" table:number-rows-spanned="1">
            <text:p>1.5</text:p>
          </table:table-cell>
          <table:covered-table-cell table:style-name="ce26"/>
          <table:covered-table-cell table:style-name="ce28"/>
          <table:table-cell table:formula="of:=[.H$2]/[.$E$2]*[.$E$12]" office:value-type="float" office:value="1.275" table:number-columns-spanned="3" table:number-rows-spanned="1">
            <text:p>1.275</text:p>
          </table:table-cell>
          <table:covered-table-cell table:number-columns-repeated="2"/>
          <table:table-cell table:formula="of:=[.K$2]/[.$E$2]*[.$E$12]" office:value-type="float" office:value="1.35" table:number-columns-spanned="3" table:number-rows-spanned="1">
            <text:p>1.35</text:p>
          </table:table-cell>
          <table:covered-table-cell table:number-columns-repeated="2"/>
          <table:table-cell table:formula="of:=[.N$2]/[.$E$2]*[.$E$12]" office:value-type="float" office:value="1.425" table:number-columns-spanned="3" table:number-rows-spanned="1">
            <text:p>1.425</text:p>
          </table:table-cell>
          <table:covered-table-cell table:number-columns-repeated="2"/>
          <table:table-cell table:formula="of:=[.Q$2]/[.$E$2]*[.$E$12]" office:value-type="float" office:value="1.575" table:number-columns-spanned="3" table:number-rows-spanned="1">
            <text:p>1.575</text:p>
          </table:table-cell>
          <table:covered-table-cell table:number-columns-repeated="2"/>
          <table:table-cell table:formula="of:=[.T$2]/[.$E$2]*[.$E$12]" office:value-type="float" office:value="1.65" table:number-columns-spanned="3" table:number-rows-spanned="1">
            <text:p>1.65</text:p>
          </table:table-cell>
          <table:covered-table-cell table:number-columns-repeated="2"/>
          <table:table-cell table:formula="of:=[.W$2]/[.$E$2]*[.$E$12]" office:value-type="float" office:value="1.725" table:number-columns-spanned="3" table:number-rows-spanned="1">
            <text:p>1.725</text:p>
          </table:table-cell>
          <table:covered-table-cell table:number-columns-repeated="2"/>
          <table:table-cell table:style-name="ce41" table:number-columns-repeated="3"/>
          <table:table-cell table:number-columns-repeated="9"/>
        </table:table-row>
        <table:table-row table:style-name="ro1">
          <table:table-cell table:style-name="ce5" office:value-type="string">
            <text:p>Mass</text:p>
          </table:table-cell>
          <table:table-cell table:style-name="ce11" table:number-columns-spanned="3" table:number-rows-spanned="1"/>
          <table:covered-table-cell table:style-name="ce16"/>
          <table:covered-table-cell table:style-name="ce20"/>
          <table:table-cell table:style-name="ce25" office:value-type="float" office:value="460" table:number-columns-spanned="3" table:number-rows-spanned="1">
            <text:p>460.0</text:p>
          </table:table-cell>
          <table:covered-table-cell table:style-name="ce27"/>
          <table:covered-table-cell table:style-name="ce29"/>
          <table:table-cell table:style-name="ce35" table:formula="of:=[.H$2]/[.$E$2]*[.$E$13]" office:value-type="float" office:value="391" table:number-columns-spanned="3" table:number-rows-spanned="1">
            <text:p>391.0</text:p>
          </table:table-cell>
          <table:covered-table-cell table:style-name="ce27"/>
          <table:covered-table-cell table:style-name="ce29"/>
          <table:table-cell table:style-name="ce35" table:formula="of:=[.K$2]/[.$E$2]*[.$E$13]" office:value-type="float" office:value="414" table:number-columns-spanned="3" table:number-rows-spanned="1">
            <text:p>414.0</text:p>
          </table:table-cell>
          <table:covered-table-cell table:style-name="ce27"/>
          <table:covered-table-cell table:style-name="ce29"/>
          <table:table-cell table:style-name="ce35" table:formula="of:=[.N$2]/[.$E$2]*[.$E$13]" office:value-type="float" office:value="437" table:number-columns-spanned="3" table:number-rows-spanned="1">
            <text:p>437.0</text:p>
          </table:table-cell>
          <table:covered-table-cell table:style-name="ce27"/>
          <table:covered-table-cell table:style-name="ce29"/>
          <table:table-cell table:style-name="ce35" table:formula="of:=[.Q$2]/[.$E$2]*[.$E$13]" office:value-type="float" office:value="483" table:number-columns-spanned="3" table:number-rows-spanned="1">
            <text:p>483.0</text:p>
          </table:table-cell>
          <table:covered-table-cell table:style-name="ce27"/>
          <table:covered-table-cell table:style-name="ce29"/>
          <table:table-cell table:style-name="ce35" table:formula="of:=[.T$2]/[.$E$2]*[.$E$13]" office:value-type="float" office:value="506" table:number-columns-spanned="3" table:number-rows-spanned="1">
            <text:p>506.0</text:p>
          </table:table-cell>
          <table:covered-table-cell table:style-name="ce27"/>
          <table:covered-table-cell table:style-name="ce29"/>
          <table:table-cell table:style-name="ce35" table:formula="of:=[.W$2]/[.$E$2]*[.$E$13]" office:value-type="float" office:value="529" table:number-columns-spanned="3" table:number-rows-spanned="1">
            <text:p>529.0</text:p>
          </table:table-cell>
          <table:covered-table-cell table:style-name="ce27"/>
          <table:covered-table-cell table:style-name="ce29"/>
          <table:table-cell table:style-name="ce41" table:number-columns-repeated="3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18"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18"/>
          <table:table-cell table:number-columns-repeated="12"/>
        </table:table-row>
        <table:table-row table:style-name="ro1">
          <table:table-cell table:style-name="Default"/>
          <table:table-cell table:number-columns-repeated="6"/>
          <table:table-cell table:style-name="ce30" office:value-type="string" table:number-columns-spanned="18" table:number-rows-spanned="1">
            <text:p>Special Sizes</text:p>
          </table:table-cell>
          <table:covered-table-cell table:number-columns-repeated="14" table:style-name="ce38"/>
          <table:covered-table-cell table:number-columns-repeated="3" table:style-name="Default"/>
          <table:table-cell table:number-columns-repeated="12"/>
        </table:table-row>
        <table:table-row table:style-name="ro1">
          <table:table-cell table:style-name="ce2" office:value-type="string">
            <text:p>SizeScale</text:p>
          </table:table-cell>
          <table:table-cell table:number-columns-repeated="6"/>
          <table:table-cell table:style-name="ce31" office:value-type="float" office:value="0.65" table:number-columns-spanned="3" table:number-rows-spanned="1">
            <text:p>0.65</text:p>
          </table:table-cell>
          <table:covered-table-cell table:number-columns-repeated="2" table:style-name="ce31"/>
          <table:table-cell table:style-name="ce31" office:value-type="float" office:value="0.7" table:number-columns-spanned="3" table:number-rows-spanned="1">
            <text:p>0.7</text:p>
          </table:table-cell>
          <table:covered-table-cell table:number-columns-repeated="2" table:style-name="ce31"/>
          <table:table-cell table:style-name="ce31" office:value-type="float" office:value="0.75" table:number-columns-spanned="3" table:number-rows-spanned="1">
            <text:p>0.75</text:p>
          </table:table-cell>
          <table:covered-table-cell table:number-columns-repeated="2" table:style-name="ce31"/>
          <table:table-cell table:style-name="ce31" office:value-type="float" office:value="0.8" table:number-columns-spanned="3" table:number-rows-spanned="1">
            <text:p>0.8</text:p>
          </table:table-cell>
          <table:covered-table-cell table:number-columns-repeated="2" table:style-name="ce31"/>
          <table:table-cell table:style-name="ce31" office:value-type="float" office:value="1.2" table:number-columns-spanned="3" table:number-rows-spanned="1">
            <text:p>1.2</text:p>
          </table:table-cell>
          <table:covered-table-cell table:number-columns-repeated="2" table:style-name="ce31"/>
          <table:table-cell table:style-name="ce31" office:value-type="float" office:value="1.25" table:number-columns-spanned="3" table:number-rows-spanned="1">
            <text:p>1.25</text:p>
          </table:table-cell>
          <table:covered-table-cell table:number-columns-repeated="2" table:style-name="ce31"/>
          <table:table-cell table:number-columns-repeated="12"/>
        </table:table-row>
        <table:table-row table:style-name="ro1">
          <table:table-cell table:style-name="ce3" office:value-type="string">
            <text:p>defaultproperties</text:p>
          </table:table-cell>
          <table:table-cell table:number-columns-repeated="6"/>
          <table:table-cell table:style-name="ce32" office:value-type="string" table:number-columns-spanned="3" table:number-rows-spanned="1">
            <text:p>Midget</text:p>
          </table:table-cell>
          <table:covered-table-cell table:number-columns-repeated="2" table:style-name="ce32"/>
          <table:table-cell table:style-name="ce32" office:value-type="string" table:number-columns-spanned="3" table:number-rows-spanned="1">
            <text:p>XXTiny</text:p>
          </table:table-cell>
          <table:covered-table-cell table:number-columns-repeated="2" table:style-name="ce32"/>
          <table:table-cell table:style-name="ce32" office:value-type="string" table:number-columns-spanned="3" table:number-rows-spanned="1">
            <text:p>Xtiny</text:p>
          </table:table-cell>
          <table:covered-table-cell table:number-columns-repeated="2" table:style-name="ce32"/>
          <table:table-cell table:style-name="ce32" office:value-type="string" table:number-columns-spanned="3" table:number-rows-spanned="1">
            <text:p>Tiny</text:p>
          </table:table-cell>
          <table:covered-table-cell table:number-columns-repeated="2" table:style-name="ce32"/>
          <table:table-cell table:style-name="ce32" office:value-type="string" table:number-columns-spanned="3" table:number-rows-spanned="1">
            <text:p>Huge</text:p>
          </table:table-cell>
          <table:covered-table-cell table:number-columns-repeated="2" table:style-name="ce32"/>
          <table:table-cell table:style-name="ce32" office:value-type="string" table:number-columns-spanned="3" table:number-rows-spanned="1">
            <text:p>Xhuge</text:p>
          </table:table-cell>
          <table:covered-table-cell table:number-columns-repeated="2" table:style-name="ce32"/>
          <table:table-cell table:number-columns-repeated="12"/>
        </table:table-row>
        <table:table-row table:style-name="ro1">
          <table:table-cell office:value-type="string">
            <text:p>DrawScale</text:p>
          </table:table-cell>
          <table:table-cell table:number-columns-repeated="6"/>
          <table:table-cell table:style-name="ce33" table:formula="of:=[.H$17]/[.$E$2]*[.$E$4]" office:value-type="float" office:value="0.69875" table:number-columns-spanned="3" table:number-rows-spanned="1">
            <text:p>0.6988</text:p>
          </table:table-cell>
          <table:covered-table-cell table:style-name="ce37"/>
          <table:covered-table-cell table:style-name="ce39"/>
          <table:table-cell table:style-name="ce33" table:formula="of:=[.K$17]/[.$E$2]*[.$E$4]" office:value-type="float" office:value="0.7525" table:number-columns-spanned="3" table:number-rows-spanned="1">
            <text:p>0.7525</text:p>
          </table:table-cell>
          <table:covered-table-cell table:style-name="ce37"/>
          <table:covered-table-cell table:style-name="ce39"/>
          <table:table-cell table:style-name="ce33" table:formula="of:=[.N$17]/[.$E$2]*[.$E$4]" office:value-type="float" office:value="0.80625" table:number-columns-spanned="3" table:number-rows-spanned="1">
            <text:p>0.8063</text:p>
          </table:table-cell>
          <table:covered-table-cell table:style-name="ce37"/>
          <table:covered-table-cell table:style-name="ce39"/>
          <table:table-cell table:style-name="ce33" table:formula="of:=[.Q$17]/[.$E$2]*[.$E$4]" office:value-type="float" office:value="0.86" table:number-columns-spanned="3" table:number-rows-spanned="1">
            <text:p>0.86</text:p>
          </table:table-cell>
          <table:covered-table-cell table:style-name="ce37"/>
          <table:covered-table-cell table:style-name="ce39"/>
          <table:table-cell table:style-name="ce33" table:formula="of:=[.T$17]/[.$E$2]*[.$E$4]" office:value-type="float" office:value="1.29" table:number-columns-spanned="3" table:number-rows-spanned="1">
            <text:p>1.29</text:p>
          </table:table-cell>
          <table:covered-table-cell table:style-name="ce37"/>
          <table:covered-table-cell table:style-name="ce39"/>
          <table:table-cell table:style-name="ce33" table:formula="of:=[.W$17]/[.$E$2]*[.$E$4]" office:value-type="float" office:value="1.34375" table:number-columns-spanned="3" table:number-rows-spanned="1">
            <text:p>1.3438</text:p>
          </table:table-cell>
          <table:covered-table-cell table:style-name="ce37"/>
          <table:covered-table-cell table:style-name="ce39"/>
          <table:table-cell table:number-columns-repeated="12"/>
        </table:table-row>
        <table:table-row table:style-name="ro1">
          <table:table-cell office:value-type="string">
            <text:p>CollisionHeight</text:p>
          </table:table-cell>
          <table:table-cell table:number-columns-repeated="6"/>
          <table:table-cell table:formula="of:=[.H$17]/[.$E$2]*[.$E$5]" office:value-type="float" office:value="44.02125" table:number-columns-spanned="3" table:number-rows-spanned="1">
            <text:p>44.0213</text:p>
          </table:table-cell>
          <table:covered-table-cell table:number-columns-repeated="2"/>
          <table:table-cell table:formula="of:=[.K$17]/[.$E$2]*[.$E$5]" office:value-type="float" office:value="47.4075" table:number-columns-spanned="3" table:number-rows-spanned="1">
            <text:p>47.4075</text:p>
          </table:table-cell>
          <table:covered-table-cell table:number-columns-repeated="2"/>
          <table:table-cell table:formula="of:=[.N$17]/[.$E$2]*[.$E$5]" office:value-type="float" office:value="50.79375" table:number-columns-spanned="3" table:number-rows-spanned="1">
            <text:p>50.7938</text:p>
          </table:table-cell>
          <table:covered-table-cell table:number-columns-repeated="2"/>
          <table:table-cell table:formula="of:=[.Q$17]/[.$E$2]*[.$E$5]" office:value-type="float" office:value="54.18" table:number-columns-spanned="3" table:number-rows-spanned="1">
            <text:p>54.18</text:p>
          </table:table-cell>
          <table:covered-table-cell table:number-columns-repeated="2"/>
          <table:table-cell table:formula="of:=[.T$17]/[.$E$2]*[.$E$5]" office:value-type="float" office:value="81.27" table:number-columns-spanned="3" table:number-rows-spanned="1">
            <text:p>81.27</text:p>
          </table:table-cell>
          <table:covered-table-cell table:number-columns-repeated="2"/>
          <table:table-cell table:formula="of:=[.W$17]/[.$E$2]*[.$E$5]" office:value-type="float" office:value="84.65625" table:number-columns-spanned="3" table:number-rows-spanned="1">
            <text:p>84.6563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CollisionRadius</text:p>
          </table:table-cell>
          <table:table-cell table:number-columns-repeated="6"/>
          <table:table-cell table:formula="of:=[.H$17]/[.$E$2]*[.$E$6]" office:value-type="float" office:value="17.46875" table:number-columns-spanned="3" table:number-rows-spanned="1">
            <text:p>17.4688</text:p>
          </table:table-cell>
          <table:covered-table-cell table:number-columns-repeated="2"/>
          <table:table-cell table:formula="of:=[.K$17]/[.$E$2]*[.$E$6]" office:value-type="float" office:value="18.8125" table:number-columns-spanned="3" table:number-rows-spanned="1">
            <text:p>18.8125</text:p>
          </table:table-cell>
          <table:covered-table-cell table:number-columns-repeated="2"/>
          <table:table-cell table:formula="of:=[.N$17]/[.$E$2]*[.$E$6]" office:value-type="float" office:value="20.15625" table:number-columns-spanned="3" table:number-rows-spanned="1">
            <text:p>20.1563</text:p>
          </table:table-cell>
          <table:covered-table-cell table:number-columns-repeated="2"/>
          <table:table-cell table:formula="of:=[.Q$17]/[.$E$2]*[.$E$6]" office:value-type="float" office:value="21.5" table:number-columns-spanned="3" table:number-rows-spanned="1">
            <text:p>21.5</text:p>
          </table:table-cell>
          <table:covered-table-cell table:number-columns-repeated="2"/>
          <table:table-cell table:formula="of:=[.T$17]/[.$E$2]*[.$E$6]" office:value-type="float" office:value="32.25" table:number-columns-spanned="3" table:number-rows-spanned="1">
            <text:p>32.25</text:p>
          </table:table-cell>
          <table:covered-table-cell table:number-columns-repeated="2"/>
          <table:table-cell table:formula="of:=[.W$17]/[.$E$2]*[.$E$6]" office:value-type="float" office:value="33.59375" table:number-columns-spanned="3" table:number-rows-spanned="1">
            <text:p>33.5938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BaseEyeHeight</text:p>
          </table:table-cell>
          <table:table-cell table:number-columns-repeated="6"/>
          <table:table-cell table:formula="of:=[.H$17]/[.$E$2]*[.$E$7]" office:value-type="float" office:value="38.43125" table:number-columns-spanned="3" table:number-rows-spanned="1">
            <text:p>38.4313</text:p>
          </table:table-cell>
          <table:covered-table-cell table:number-columns-repeated="2"/>
          <table:table-cell table:formula="of:=[.K$17]/[.$E$2]*[.$E$7]" office:value-type="float" office:value="41.3875" table:number-columns-spanned="3" table:number-rows-spanned="1">
            <text:p>41.3875</text:p>
          </table:table-cell>
          <table:covered-table-cell table:number-columns-repeated="2"/>
          <table:table-cell table:formula="of:=[.N$17]/[.$E$2]*[.$E$7]" office:value-type="float" office:value="44.34375" table:number-columns-spanned="3" table:number-rows-spanned="1">
            <text:p>44.3438</text:p>
          </table:table-cell>
          <table:covered-table-cell table:number-columns-repeated="2"/>
          <table:table-cell table:formula="of:=[.Q$17]/[.$E$2]*[.$E$7]" office:value-type="float" office:value="47.3" table:number-columns-spanned="3" table:number-rows-spanned="1">
            <text:p>47.3</text:p>
          </table:table-cell>
          <table:covered-table-cell table:number-columns-repeated="2"/>
          <table:table-cell table:formula="of:=[.T$17]/[.$E$2]*[.$E$7]" office:value-type="float" office:value="70.95" table:number-columns-spanned="3" table:number-rows-spanned="1">
            <text:p>70.95</text:p>
          </table:table-cell>
          <table:covered-table-cell table:number-columns-repeated="2"/>
          <table:table-cell table:formula="of:=[.W$17]/[.$E$2]*[.$E$7]" office:value-type="float" office:value="73.90625" table:number-columns-spanned="3" table:number-rows-spanned="1">
            <text:p>73.9063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EyeHeight</text:p>
          </table:table-cell>
          <table:table-cell table:number-columns-repeated="6"/>
          <table:table-cell table:style-name="ce23" table:formula="of:=[.H22]" office:value-type="float" office:value="38.43125" table:number-columns-spanned="3" table:number-rows-spanned="1">
            <text:p>38.4313</text:p>
          </table:table-cell>
          <table:covered-table-cell table:number-columns-repeated="2"/>
          <table:table-cell table:style-name="ce23" table:formula="of:=[.K22]" office:value-type="float" office:value="41.3875" table:number-columns-spanned="3" table:number-rows-spanned="1">
            <text:p>41.3875</text:p>
          </table:table-cell>
          <table:covered-table-cell table:number-columns-repeated="2"/>
          <table:table-cell table:style-name="ce23" table:formula="of:=[.N22]" office:value-type="float" office:value="44.34375" table:number-columns-spanned="3" table:number-rows-spanned="1">
            <text:p>44.3438</text:p>
          </table:table-cell>
          <table:covered-table-cell table:number-columns-repeated="2"/>
          <table:table-cell table:style-name="ce23" table:formula="of:=[.Q22]" office:value-type="float" office:value="47.3" table:number-columns-spanned="3" table:number-rows-spanned="1">
            <text:p>47.3</text:p>
          </table:table-cell>
          <table:covered-table-cell table:number-columns-repeated="2"/>
          <table:table-cell table:style-name="ce23" table:formula="of:=[.T22]" office:value-type="float" office:value="70.95" table:number-columns-spanned="3" table:number-rows-spanned="1">
            <text:p>70.95</text:p>
          </table:table-cell>
          <table:covered-table-cell table:number-columns-repeated="2"/>
          <table:table-cell table:style-name="ce23" table:formula="of:=[.W22]" office:value-type="float" office:value="73.90625" table:number-columns-spanned="3" table:number-rows-spanned="1">
            <text:p>73.9063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CrouchHeight</text:p>
          </table:table-cell>
          <table:table-cell table:number-columns-repeated="6"/>
          <table:table-cell table:style-name="ce23" table:formula="of:=[.H20]/1.5625" office:value-type="float" office:value="28.1736" table:number-columns-spanned="3" table:number-rows-spanned="1">
            <text:p>28.1736</text:p>
          </table:table-cell>
          <table:covered-table-cell table:number-columns-repeated="2"/>
          <table:table-cell table:style-name="ce23" table:formula="of:=[.K20]/1.5625" office:value-type="float" office:value="30.3408" table:number-columns-spanned="3" table:number-rows-spanned="1">
            <text:p>30.3408</text:p>
          </table:table-cell>
          <table:covered-table-cell table:number-columns-repeated="2"/>
          <table:table-cell table:style-name="ce23" table:formula="of:=[.N20]/1.5625" office:value-type="float" office:value="32.508" table:number-columns-spanned="3" table:number-rows-spanned="1">
            <text:p>32.508</text:p>
          </table:table-cell>
          <table:covered-table-cell table:number-columns-repeated="2"/>
          <table:table-cell table:style-name="ce23" table:formula="of:=[.Q20]/1.5625" office:value-type="float" office:value="34.6752" table:number-columns-spanned="3" table:number-rows-spanned="1">
            <text:p>34.6752</text:p>
          </table:table-cell>
          <table:covered-table-cell table:number-columns-repeated="2"/>
          <table:table-cell table:style-name="ce23" table:formula="of:=[.T20]/1.5625" office:value-type="float" office:value="52.0128" table:number-columns-spanned="3" table:number-rows-spanned="1">
            <text:p>52.0128</text:p>
          </table:table-cell>
          <table:covered-table-cell table:number-columns-repeated="2"/>
          <table:table-cell table:style-name="ce23" table:formula="of:=[.W20]/1.5625" office:value-type="float" office:value="54.18" table:number-columns-spanned="3" table:number-rows-spanned="1">
            <text:p>54.18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CrouchRadius</text:p>
          </table:table-cell>
          <table:table-cell table:number-columns-repeated="6"/>
          <table:table-cell table:style-name="ce23" table:formula="of:=[.H21]" office:value-type="float" office:value="17.46875" table:number-columns-spanned="3" table:number-rows-spanned="1">
            <text:p>17.4688</text:p>
          </table:table-cell>
          <table:covered-table-cell table:number-columns-repeated="2"/>
          <table:table-cell table:style-name="ce23" table:formula="of:=[.K21]" office:value-type="float" office:value="18.8125" table:number-columns-spanned="3" table:number-rows-spanned="1">
            <text:p>18.8125</text:p>
          </table:table-cell>
          <table:covered-table-cell table:number-columns-repeated="2"/>
          <table:table-cell table:style-name="ce23" table:formula="of:=[.N21]" office:value-type="float" office:value="20.15625" table:number-columns-spanned="3" table:number-rows-spanned="1">
            <text:p>20.1563</text:p>
          </table:table-cell>
          <table:covered-table-cell table:number-columns-repeated="2"/>
          <table:table-cell table:style-name="ce23" table:formula="of:=[.Q21]" office:value-type="float" office:value="21.5" table:number-columns-spanned="3" table:number-rows-spanned="1">
            <text:p>21.5</text:p>
          </table:table-cell>
          <table:covered-table-cell table:number-columns-repeated="2"/>
          <table:table-cell table:style-name="ce23" table:formula="of:=[.T21]" office:value-type="float" office:value="32.25" table:number-columns-spanned="3" table:number-rows-spanned="1">
            <text:p>32.25</text:p>
          </table:table-cell>
          <table:covered-table-cell table:number-columns-repeated="2"/>
          <table:table-cell table:style-name="ce23" table:formula="of:=[.W21]" office:value-type="float" office:value="33.59375" table:number-columns-spanned="3" table:number-rows-spanned="1">
            <text:p>33.5938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OnlineHeadshotOffset (X,Y,Z)</text:p>
          </table:table-cell>
          <table:table-cell table:number-columns-repeated="6"/>
          <table:table-cell table:style-name="ce24" table:formula="of:=[.H$17]/[.$E$2]*[.$E$11]" office:value-type="float" office:value="0">
            <text:p>0.0</text:p>
          </table:table-cell>
          <table:table-cell table:formula="of:=[.H$17]/[.$E$2]*[.$F$11]" office:value-type="float" office:value="1.3975">
            <text:p>1.3975</text:p>
          </table:table-cell>
          <table:table-cell table:formula="of:=[.H$17]/[.$E$2]*[.$G$11]" office:value-type="float" office:value="40.5275">
            <text:p>40.5275</text:p>
          </table:table-cell>
          <table:table-cell table:style-name="ce24" table:formula="of:=[.K$17]/[.$E$2]*[.$E$11]" office:value-type="float" office:value="0">
            <text:p>0.0</text:p>
          </table:table-cell>
          <table:table-cell table:formula="of:=[.K$17]/[.$E$2]*[.$F$11]" office:value-type="float" office:value="1.505">
            <text:p>1.505</text:p>
          </table:table-cell>
          <table:table-cell table:formula="of:=[.K$17]/[.$E$2]*[.$G$11]" office:value-type="float" office:value="43.645">
            <text:p>43.645</text:p>
          </table:table-cell>
          <table:table-cell table:style-name="ce24" table:formula="of:=[.N$17]/[.$E$2]*[.$E$11]" office:value-type="float" office:value="0">
            <text:p>0.0</text:p>
          </table:table-cell>
          <table:table-cell table:formula="of:=[.N$17]/[.$E$2]*[.$F$11]" office:value-type="float" office:value="1.6125">
            <text:p>1.6125</text:p>
          </table:table-cell>
          <table:table-cell table:formula="of:=[.N$17]/[.$E$2]*[.$G$11]" office:value-type="float" office:value="46.7625">
            <text:p>46.7625</text:p>
          </table:table-cell>
          <table:table-cell table:style-name="ce24" table:formula="of:=[.Q$17]/[.$E$2]*[.$E$11]" office:value-type="float" office:value="0">
            <text:p>0.0</text:p>
          </table:table-cell>
          <table:table-cell table:formula="of:=[.Q$17]/[.$E$2]*[.$F$11]" office:value-type="float" office:value="1.72">
            <text:p>1.72</text:p>
          </table:table-cell>
          <table:table-cell table:formula="of:=[.Q$17]/[.$E$2]*[.$G$11]" office:value-type="float" office:value="49.88">
            <text:p>49.88</text:p>
          </table:table-cell>
          <table:table-cell table:style-name="ce24" table:formula="of:=[.T$17]/[.$E$2]*[.$E$11]" office:value-type="float" office:value="0">
            <text:p>0.0</text:p>
          </table:table-cell>
          <table:table-cell table:formula="of:=[.T$17]/[.$E$2]*[.$F$11]" office:value-type="float" office:value="2.58">
            <text:p>2.58</text:p>
          </table:table-cell>
          <table:table-cell table:formula="of:=[.T$17]/[.$E$2]*[.$G$11]" office:value-type="float" office:value="74.82">
            <text:p>74.82</text:p>
          </table:table-cell>
          <table:table-cell table:style-name="ce24" table:formula="of:=[.W$17]/[.$E$2]*[.$E$11]" office:value-type="float" office:value="0">
            <text:p>0.0</text:p>
          </table:table-cell>
          <table:table-cell table:formula="of:=[.W$17]/[.$E$2]*[.$F$11]" office:value-type="float" office:value="2.6875">
            <text:p>2.6875</text:p>
          </table:table-cell>
          <table:table-cell table:formula="of:=[.W$17]/[.$E$2]*[.$G$11]" office:value-type="float" office:value="77.9375">
            <text:p>77.9375</text:p>
          </table:table-cell>
          <table:table-cell table:number-columns-repeated="12"/>
        </table:table-row>
        <table:table-row table:style-name="ro1">
          <table:table-cell office:value-type="string">
            <text:p>OnlineHeadshotScale</text:p>
          </table:table-cell>
          <table:table-cell table:number-columns-repeated="6"/>
          <table:table-cell table:formula="of:=[.H$17]/[.$E$2]*[.$E$12]" office:value-type="float" office:value="0.975" table:number-columns-spanned="3" table:number-rows-spanned="1">
            <text:p>0.975</text:p>
          </table:table-cell>
          <table:covered-table-cell table:number-columns-repeated="2"/>
          <table:table-cell table:formula="of:=[.K$17]/[.$E$2]*[.$E$12]" office:value-type="float" office:value="1.05" table:number-columns-spanned="3" table:number-rows-spanned="1">
            <text:p>1.05</text:p>
          </table:table-cell>
          <table:covered-table-cell table:number-columns-repeated="2"/>
          <table:table-cell table:formula="of:=[.N$17]/[.$E$2]*[.$E$12]" office:value-type="float" office:value="1.125" table:number-columns-spanned="3" table:number-rows-spanned="1">
            <text:p>1.125</text:p>
          </table:table-cell>
          <table:covered-table-cell table:number-columns-repeated="2"/>
          <table:table-cell table:formula="of:=[.Q$17]/[.$E$2]*[.$E$12]" office:value-type="float" office:value="1.2" table:number-columns-spanned="3" table:number-rows-spanned="1">
            <text:p>1.2</text:p>
          </table:table-cell>
          <table:covered-table-cell table:number-columns-repeated="2"/>
          <table:table-cell table:formula="of:=[.T$17]/[.$E$2]*[.$E$12]" office:value-type="float" office:value="1.8" table:number-columns-spanned="3" table:number-rows-spanned="1">
            <text:p>1.8</text:p>
          </table:table-cell>
          <table:covered-table-cell table:number-columns-repeated="2"/>
          <table:table-cell table:formula="of:=[.W$17]/[.$E$2]*[.$E$12]" office:value-type="float" office:value="1.875" table:number-columns-spanned="3" table:number-rows-spanned="1">
            <text:p>1.875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5" office:value-type="string">
            <text:p>Mass</text:p>
          </table:table-cell>
          <table:table-cell table:number-columns-repeated="6"/>
          <table:table-cell table:style-name="ce35" table:formula="of:=[.H$17]/[.$E$2]*[.$E$13]" office:value-type="float" office:value="299" table:number-columns-spanned="3" table:number-rows-spanned="1">
            <text:p>299.0</text:p>
          </table:table-cell>
          <table:covered-table-cell table:style-name="ce27"/>
          <table:covered-table-cell table:style-name="ce29"/>
          <table:table-cell table:style-name="ce35" table:formula="of:=[.K$17]/[.$E$2]*[.$E$13]" office:value-type="float" office:value="322" table:number-columns-spanned="3" table:number-rows-spanned="1">
            <text:p>322.0</text:p>
          </table:table-cell>
          <table:covered-table-cell table:style-name="ce27"/>
          <table:covered-table-cell table:style-name="ce29"/>
          <table:table-cell table:style-name="ce35" table:formula="of:=[.N$17]/[.$E$2]*[.$E$13]" office:value-type="float" office:value="345" table:number-columns-spanned="3" table:number-rows-spanned="1">
            <text:p>345.0</text:p>
          </table:table-cell>
          <table:covered-table-cell table:style-name="ce27"/>
          <table:covered-table-cell table:style-name="ce29"/>
          <table:table-cell table:style-name="ce35" table:formula="of:=[.Q$17]/[.$E$2]*[.$E$13]" office:value-type="float" office:value="368" table:number-columns-spanned="3" table:number-rows-spanned="1">
            <text:p>368.0</text:p>
          </table:table-cell>
          <table:covered-table-cell table:style-name="ce27"/>
          <table:covered-table-cell table:style-name="ce29"/>
          <table:table-cell table:style-name="ce35" table:formula="of:=[.T$17]/[.$E$2]*[.$E$13]" office:value-type="float" office:value="552" table:number-columns-spanned="3" table:number-rows-spanned="1">
            <text:p>552.0</text:p>
          </table:table-cell>
          <table:covered-table-cell table:style-name="ce27"/>
          <table:covered-table-cell table:style-name="ce29"/>
          <table:table-cell table:style-name="ce35" table:formula="of:=[.W$17]/[.$E$2]*[.$E$13]" office:value-type="float" office:value="575" table:number-columns-spanned="3" table:number-rows-spanned="1">
            <text:p>575.0</text:p>
          </table:table-cell>
          <table:covered-table-cell table:style-name="ce27"/>
          <table:covered-table-cell table:style-name="ce29"/>
          <table:table-cell table:number-columns-repeated="12"/>
        </table:table-row>
      </table:table>
      <table:table table:name="Clot_old" table:style-name="ta1" table:print="false">
        <table:table-column table:style-name="co4" table:default-cell-style-name="ce4"/>
        <table:table-column table:style-name="co2" table:default-cell-style-name="ce43"/>
        <table:table-column table:style-name="co2" table:default-cell-style-name="ce46"/>
        <table:table-column table:style-name="co2" table:default-cell-style-name="ce43"/>
        <table:table-column table:style-name="co2" table:default-cell-style-name="ce46"/>
        <table:table-column table:style-name="co2" table:default-cell-style-name="ce43"/>
        <table:table-column table:style-name="co2" table:default-cell-style-name="ce46"/>
        <table:table-column table:style-name="co2" table:default-cell-style-name="ce43"/>
        <table:table-column table:style-name="co2" table:default-cell-style-name="ce46"/>
        <table:table-column table:style-name="co2" table:default-cell-style-name="ce43"/>
        <table:table-column table:style-name="co2" table:default-cell-style-name="ce46"/>
        <table:table-column table:style-name="co2" table:default-cell-style-name="ce43"/>
        <table:table-column table:style-name="co2" table:default-cell-style-name="ce46"/>
        <table:table-column table:style-name="co2" table:default-cell-style-name="ce43"/>
        <table:table-column table:style-name="co2" table:default-cell-style-name="ce46"/>
        <table:table-column table:style-name="co3" table:default-cell-style-name="ce43"/>
        <table:table-column table:style-name="co3" table:default-cell-style-name="ce46"/>
        <table:table-column table:style-name="co3" table:default-cell-style-name="ce43"/>
        <table:table-column table:style-name="co3" table:default-cell-style-name="ce46"/>
        <table:table-column table:style-name="co3" table:default-cell-style-name="ce43"/>
        <table:table-column table:style-name="co3" table:default-cell-style-name="ce46"/>
        <table:table-column table:style-name="co3" table:default-cell-style-name="ce43"/>
        <table:table-column table:style-name="co3" table:default-cell-style-name="ce46"/>
        <table:table-column table:style-name="co3" table:default-cell-style-name="ce43"/>
        <table:table-column table:style-name="co3" table:default-cell-style-name="ce46"/>
        <table:table-column table:style-name="co3" table:default-cell-style-name="ce43"/>
        <table:table-column table:style-name="co3" table:default-cell-style-name="ce46"/>
        <table:table-row table:style-name="ro1">
          <table:table-cell table:style-name="ce6" office:value-type="string" table:number-columns-spanned="1" table:number-rows-spanned="2">
            <text:p>Clot</text:p>
          </table:table-cell>
          <table:table-cell table:style-name="ce21" table:number-columns-spanned="2" table:number-rows-spanned="1"/>
          <table:covered-table-cell table:style-name="ce17"/>
          <table:table-cell table:style-name="ce21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21" office:value-type="float" office:value="0.65" table:number-columns-spanned="2" table:number-rows-spanned="1">
            <text:p>0,65</text:p>
          </table:table-cell>
          <table:covered-table-cell table:style-name="ce17"/>
          <table:table-cell table:style-name="ce21" office:value-type="float" office:value="0.7" table:number-columns-spanned="2" table:number-rows-spanned="1">
            <text:p>0,7</text:p>
          </table:table-cell>
          <table:covered-table-cell table:style-name="ce17"/>
          <table:table-cell table:style-name="ce21" office:value-type="float" office:value="0.75" table:number-columns-spanned="2" table:number-rows-spanned="1">
            <text:p>0,75</text:p>
          </table:table-cell>
          <table:covered-table-cell table:style-name="ce17"/>
          <table:table-cell table:style-name="ce21" office:value-type="float" office:value="0.8" table:number-columns-spanned="2" table:number-rows-spanned="1">
            <text:p>0,8</text:p>
          </table:table-cell>
          <table:covered-table-cell table:style-name="ce17"/>
          <table:table-cell table:style-name="ce21" office:value-type="float" office:value="0.85" table:number-columns-spanned="2" table:number-rows-spanned="1">
            <text:p>0,85</text:p>
          </table:table-cell>
          <table:covered-table-cell table:style-name="ce17"/>
          <table:table-cell table:style-name="ce21" office:value-type="float" office:value="0.9" table:number-columns-spanned="2" table:number-rows-spanned="1">
            <text:p>0,9</text:p>
          </table:table-cell>
          <table:covered-table-cell table:style-name="ce17"/>
          <table:table-cell table:style-name="ce21" office:value-type="float" office:value="0.95" table:number-columns-spanned="2" table:number-rows-spanned="1">
            <text:p>0,95</text:p>
          </table:table-cell>
          <table:covered-table-cell table:style-name="ce17"/>
          <table:table-cell table:style-name="ce21" office:value-type="float" office:value="1.05" table:number-columns-spanned="2" table:number-rows-spanned="1">
            <text:p>1,05</text:p>
          </table:table-cell>
          <table:covered-table-cell table:style-name="ce17"/>
          <table:table-cell table:style-name="ce21" office:value-type="float" office:value="1.1" table:number-columns-spanned="2" table:number-rows-spanned="1">
            <text:p>1,1</text:p>
          </table:table-cell>
          <table:covered-table-cell table:style-name="ce17"/>
          <table:table-cell table:style-name="ce21" office:value-type="float" office:value="1.15" table:number-columns-spanned="2" table:number-rows-spanned="1">
            <text:p>1,15</text:p>
          </table:table-cell>
          <table:covered-table-cell table:style-name="ce17"/>
          <table:table-cell table:style-name="ce21" office:value-type="float" office:value="1.2" table:number-columns-spanned="2" table:number-rows-spanned="1">
            <text:p>1,2</text:p>
          </table:table-cell>
          <table:covered-table-cell table:style-name="ce17"/>
        </table:table-row>
        <table:table-row table:style-name="ro1">
          <table:covered-table-cell table:style-name="Default"/>
          <table:table-cell table:style-name="ce36" office:value-type="string" table:number-columns-spanned="2" table:number-rows-spanned="1">
            <text:p>Mesh</text:p>
          </table:table-cell>
          <table:covered-table-cell table:style-name="ce18"/>
          <table:table-cell table:style-name="ce36" office:value-type="string" table:number-columns-spanned="2" table:number-rows-spanned="1">
            <text:p>Standard</text:p>
          </table:table-cell>
          <table:covered-table-cell table:style-name="ce18"/>
          <table:table-cell table:style-name="ce36" office:value-type="string" table:number-columns-spanned="2" table:number-rows-spanned="1">
            <text:p>Special: XXXTiny</text:p>
          </table:table-cell>
          <table:covered-table-cell table:style-name="ce18"/>
          <table:table-cell table:style-name="ce36" office:value-type="string" table:number-columns-spanned="2" table:number-rows-spanned="1">
            <text:p>Special: XXTiny</text:p>
          </table:table-cell>
          <table:covered-table-cell table:style-name="ce18"/>
          <table:table-cell table:style-name="ce36" office:value-type="string" table:number-columns-spanned="2" table:number-rows-spanned="1">
            <text:p>Special: Xtiny</text:p>
          </table:table-cell>
          <table:covered-table-cell table:style-name="ce36"/>
          <table:table-cell table:style-name="ce36" office:value-type="string" table:number-columns-spanned="2" table:number-rows-spanned="1">
            <text:p>Special: Tiny</text:p>
          </table:table-cell>
          <table:covered-table-cell table:style-name="ce36"/>
          <table:table-cell table:style-name="ce36" office:value-type="string" table:number-columns-spanned="2" table:number-rows-spanned="1">
            <text:p>XXSmall</text:p>
          </table:table-cell>
          <table:covered-table-cell table:style-name="ce36"/>
          <table:table-cell table:style-name="ce36" office:value-type="string" table:number-columns-spanned="2" table:number-rows-spanned="1">
            <text:p>Xsmall</text:p>
          </table:table-cell>
          <table:covered-table-cell table:style-name="ce36"/>
          <table:table-cell table:style-name="ce36" office:value-type="string" table:number-columns-spanned="2" table:number-rows-spanned="1">
            <text:p>Small</text:p>
          </table:table-cell>
          <table:covered-table-cell table:style-name="ce36"/>
          <table:table-cell table:style-name="ce36" office:value-type="string" table:number-columns-spanned="2" table:number-rows-spanned="1">
            <text:p>Large</text:p>
          </table:table-cell>
          <table:covered-table-cell table:style-name="ce36"/>
          <table:table-cell table:style-name="ce36" office:value-type="string" table:number-columns-spanned="2" table:number-rows-spanned="1">
            <text:p>Xlarge</text:p>
          </table:table-cell>
          <table:covered-table-cell table:style-name="ce36"/>
          <table:table-cell table:style-name="ce36" office:value-type="string" table:number-columns-spanned="2" table:number-rows-spanned="1">
            <text:p>XXLarge</text:p>
          </table:table-cell>
          <table:covered-table-cell table:style-name="ce36"/>
          <table:table-cell table:style-name="ce36" office:value-type="string" table:number-columns-spanned="2" table:number-rows-spanned="1">
            <text:p>Special: Huge</text:p>
          </table:table-cell>
          <table:covered-table-cell table:style-name="ce36"/>
        </table:table-row>
        <table:table-row table:style-name="ro1">
          <table:table-cell table:style-name="ce42" office:value-type="string">
            <text:p>DrawScale</text:p>
          </table:table-cell>
          <table:table-cell office:value-type="string" table:number-columns-spanned="2" table:number-rows-spanned="1">
            <text:p>1,0</text:p>
          </table:table-cell>
          <table:covered-table-cell/>
          <table:table-cell office:value-type="string" table:number-columns-spanned="2" table:number-rows-spanned="1">
            <text:p>1,1</text:p>
          </table:table-cell>
          <table:covered-table-cell/>
          <table:table-cell table:formula="of:=([.F1]/[.D1])*[.D3]" office:value-type="float" office:value="0.715" table:number-columns-spanned="2" table:number-rows-spanned="1">
            <text:p>0.715</text:p>
          </table:table-cell>
          <table:covered-table-cell/>
          <table:table-cell table:formula="of:=([.H1]/[.D1])*[.D3]" office:value-type="float" office:value="0.77" table:number-columns-spanned="2" table:number-rows-spanned="1">
            <text:p>0.77</text:p>
          </table:table-cell>
          <table:covered-table-cell/>
          <table:table-cell table:formula="of:=([.J1]/[.D1])*[.D3]" office:value-type="float" office:value="0.825" table:number-columns-spanned="2" table:number-rows-spanned="1">
            <text:p>0.825</text:p>
          </table:table-cell>
          <table:covered-table-cell/>
          <table:table-cell table:formula="of:=([.L1]/[.D1])*[.D3]" office:value-type="float" office:value="0.88" table:number-columns-spanned="2" table:number-rows-spanned="1">
            <text:p>0.88</text:p>
          </table:table-cell>
          <table:covered-table-cell/>
          <table:table-cell table:formula="of:=([.N1]/[.D1])*[.D3]" office:value-type="float" office:value="0.935" table:number-columns-spanned="2" table:number-rows-spanned="1">
            <text:p>0.935</text:p>
          </table:table-cell>
          <table:covered-table-cell/>
          <table:table-cell table:formula="of:=([.P1]/[.D1])*[.D3]" office:value-type="float" office:value="0.99" table:number-columns-spanned="2" table:number-rows-spanned="1">
            <text:p>0.99</text:p>
          </table:table-cell>
          <table:covered-table-cell/>
          <table:table-cell table:formula="of:=([.R1]/[.D1])*[.D3]" office:value-type="float" office:value="1.045" table:number-columns-spanned="2" table:number-rows-spanned="1">
            <text:p>1.045</text:p>
          </table:table-cell>
          <table:covered-table-cell/>
          <table:table-cell table:formula="of:=([.T1]/[.D1])*[.D3]" office:value-type="float" office:value="1.155" table:number-columns-spanned="2" table:number-rows-spanned="1">
            <text:p>1.155</text:p>
          </table:table-cell>
          <table:covered-table-cell/>
          <table:table-cell table:formula="of:=([.V1]/[.D1])*[.D3]" office:value-type="float" office:value="1.21" table:number-columns-spanned="2" table:number-rows-spanned="1">
            <text:p>1.21</text:p>
          </table:table-cell>
          <table:covered-table-cell/>
          <table:table-cell table:formula="of:=([.X1]/[.D1])*[.D3]" office:value-type="float" office:value="1.265" table:number-columns-spanned="2" table:number-rows-spanned="1">
            <text:p>1.265</text:p>
          </table:table-cell>
          <table:covered-table-cell/>
          <table:table-cell table:formula="of:=([.Z1]/[.D1])*[.D3]" office:value-type="float" office:value="1.32" table:number-columns-spanned="2" table:number-rows-spanned="1">
            <text:p>1.32</text:p>
          </table:table-cell>
          <table:covered-table-cell/>
        </table:table-row>
        <table:table-row table:style-name="ro1">
          <table:table-cell office:value-type="string">
            <text:p>CollisionHeight</text:p>
          </table:table-cell>
          <table:table-cell office:value-type="string" table:number-columns-spanned="2" table:number-rows-spanned="1">
            <text:p>55,0</text:p>
          </table:table-cell>
          <table:covered-table-cell/>
          <table:table-cell office:value-type="string" table:number-columns-spanned="2" table:number-rows-spanned="1">
            <text:p>55,0</text:p>
          </table:table-cell>
          <table:covered-table-cell/>
          <table:table-cell table:formula="of:=([.F3]/[.D3])*[.D4]" office:value-type="float" office:value="35.75" table:number-columns-spanned="2" table:number-rows-spanned="1">
            <text:p>35.75</text:p>
          </table:table-cell>
          <table:covered-table-cell/>
          <table:table-cell table:formula="of:=([.H3]/[.D3])*[.D4]" office:value-type="float" office:value="38.5" table:number-columns-spanned="2" table:number-rows-spanned="1">
            <text:p>38.5</text:p>
          </table:table-cell>
          <table:covered-table-cell/>
          <table:table-cell table:formula="of:=([.J3]/[.D3])*[.D4]" office:value-type="float" office:value="41.25" table:number-columns-spanned="2" table:number-rows-spanned="1">
            <text:p>41.25</text:p>
          </table:table-cell>
          <table:covered-table-cell/>
          <table:table-cell table:formula="of:=([.L3]/[.D3])*[.D4]" office:value-type="float" office:value="44" table:number-columns-spanned="2" table:number-rows-spanned="1">
            <text:p>44</text:p>
          </table:table-cell>
          <table:covered-table-cell/>
          <table:table-cell table:formula="of:=([.N3]/[.D3])*[.D4]" office:value-type="float" office:value="46.75" table:number-columns-spanned="2" table:number-rows-spanned="1">
            <text:p>46.75</text:p>
          </table:table-cell>
          <table:covered-table-cell/>
          <table:table-cell table:formula="of:=([.P3]/[.D3])*[.D4]" office:value-type="float" office:value="49.5" table:number-columns-spanned="2" table:number-rows-spanned="1">
            <text:p>49.5</text:p>
          </table:table-cell>
          <table:covered-table-cell/>
          <table:table-cell table:formula="of:=([.R3]/[.D3])*[.D4]" office:value-type="float" office:value="52.25" table:number-columns-spanned="2" table:number-rows-spanned="1">
            <text:p>52.25</text:p>
          </table:table-cell>
          <table:covered-table-cell/>
          <table:table-cell table:formula="of:=([.T3]/[.D3])*[.D4]" office:value-type="float" office:value="57.75" table:number-columns-spanned="2" table:number-rows-spanned="1">
            <text:p>57.75</text:p>
          </table:table-cell>
          <table:covered-table-cell/>
          <table:table-cell table:formula="of:=([.V3]/[.D3])*[.D4]" office:value-type="float" office:value="60.5" table:number-columns-spanned="2" table:number-rows-spanned="1">
            <text:p>60.5</text:p>
          </table:table-cell>
          <table:covered-table-cell/>
          <table:table-cell table:formula="of:=([.X3]/[.D3])*[.D4]" office:value-type="float" office:value="63.25" table:number-columns-spanned="2" table:number-rows-spanned="1">
            <text:p>63.25</text:p>
          </table:table-cell>
          <table:covered-table-cell/>
          <table:table-cell table:formula="of:=([.Z3]/[.D3])*[.D4]" office:value-type="float" office:value="66" table:number-columns-spanned="2" table:number-rows-spanned="1">
            <text:p>66</text:p>
          </table:table-cell>
          <table:covered-table-cell/>
        </table:table-row>
        <table:table-row table:style-name="ro1">
          <table:table-cell office:value-type="string">
            <text:p>CollisionRadius</text:p>
          </table:table-cell>
          <table:table-cell office:value-type="string" table:number-columns-spanned="2" table:number-rows-spanned="1">
            <text:p>18,7</text:p>
          </table:table-cell>
          <table:covered-table-cell/>
          <table:table-cell office:value-type="string" table:number-columns-spanned="2" table:number-rows-spanned="1">
            <text:p>18,7</text:p>
          </table:table-cell>
          <table:covered-table-cell/>
          <table:table-cell table:formula="of:=([.F3]/[.D3])*[.D5]" office:value-type="float" office:value="12.155" table:number-columns-spanned="2" table:number-rows-spanned="1">
            <text:p>12.155</text:p>
          </table:table-cell>
          <table:covered-table-cell/>
          <table:table-cell table:formula="of:=([.H3]/[.D3])*[.D5]" office:value-type="float" office:value="13.09" table:number-columns-spanned="2" table:number-rows-spanned="1">
            <text:p>13.09</text:p>
          </table:table-cell>
          <table:covered-table-cell/>
          <table:table-cell table:formula="of:=([.J3]/[.D3])*[.D5]" office:value-type="float" office:value="14.025" table:number-columns-spanned="2" table:number-rows-spanned="1">
            <text:p>14.025</text:p>
          </table:table-cell>
          <table:covered-table-cell/>
          <table:table-cell table:formula="of:=([.L3]/[.D3])*[.D5]" office:value-type="float" office:value="14.96" table:number-columns-spanned="2" table:number-rows-spanned="1">
            <text:p>14.96</text:p>
          </table:table-cell>
          <table:covered-table-cell/>
          <table:table-cell table:formula="of:=([.N3]/[.D3])*[.D5]" office:value-type="float" office:value="15.895" table:number-columns-spanned="2" table:number-rows-spanned="1">
            <text:p>15.895</text:p>
          </table:table-cell>
          <table:covered-table-cell/>
          <table:table-cell table:formula="of:=([.P3]/[.D3])*[.D5]" office:value-type="float" office:value="16.83" table:number-columns-spanned="2" table:number-rows-spanned="1">
            <text:p>16.83</text:p>
          </table:table-cell>
          <table:covered-table-cell/>
          <table:table-cell table:formula="of:=([.R3]/[.D3])*[.D5]" office:value-type="float" office:value="17.765" table:number-columns-spanned="2" table:number-rows-spanned="1">
            <text:p>17.765</text:p>
          </table:table-cell>
          <table:covered-table-cell/>
          <table:table-cell table:formula="of:=([.T3]/[.D3])*[.D5]" office:value-type="float" office:value="19.635" table:number-columns-spanned="2" table:number-rows-spanned="1">
            <text:p>19.635</text:p>
          </table:table-cell>
          <table:covered-table-cell/>
          <table:table-cell table:formula="of:=([.V3]/[.D3])*[.D5]" office:value-type="float" office:value="20.57" table:number-columns-spanned="2" table:number-rows-spanned="1">
            <text:p>20.57</text:p>
          </table:table-cell>
          <table:covered-table-cell/>
          <table:table-cell table:formula="of:=([.X3]/[.D3])*[.D5]" office:value-type="float" office:value="21.505" table:number-columns-spanned="2" table:number-rows-spanned="1">
            <text:p>21.505</text:p>
          </table:table-cell>
          <table:covered-table-cell/>
          <table:table-cell table:formula="of:=([.Z3]/[.D3])*[.D5]" office:value-type="float" office:value="22.44" table:number-columns-spanned="2" table:number-rows-spanned="1">
            <text:p>22.44</text:p>
          </table:table-cell>
          <table:covered-table-cell/>
        </table:table-row>
        <table:table-row table:style-name="ro1">
          <table:table-cell office:value-type="string">
            <text:p>BaseEyeHeight</text:p>
          </table:table-cell>
          <table:table-cell office:value-type="string" table:number-columns-spanned="2" table:number-rows-spanned="1">
            <text:p>48,4</text:p>
          </table:table-cell>
          <table:covered-table-cell/>
          <table:table-cell office:value-type="string" table:number-columns-spanned="2" table:number-rows-spanned="1">
            <text:p>48,4</text:p>
          </table:table-cell>
          <table:covered-table-cell/>
          <table:table-cell table:formula="of:=([.F3]/[.D3])*[.D6]" office:value-type="float" office:value="31.46" table:number-columns-spanned="2" table:number-rows-spanned="1">
            <text:p>31.46</text:p>
          </table:table-cell>
          <table:covered-table-cell/>
          <table:table-cell table:formula="of:=([.H3]/[.D3])*[.D6]" office:value-type="float" office:value="33.88" table:number-columns-spanned="2" table:number-rows-spanned="1">
            <text:p>33.88</text:p>
          </table:table-cell>
          <table:covered-table-cell/>
          <table:table-cell table:formula="of:=([.J3]/[.D3])*[.D6]" office:value-type="float" office:value="36.3" table:number-columns-spanned="2" table:number-rows-spanned="1">
            <text:p>36.3</text:p>
          </table:table-cell>
          <table:covered-table-cell/>
          <table:table-cell table:formula="of:=([.L3]/[.D3])*[.D6]" office:value-type="float" office:value="38.72" table:number-columns-spanned="2" table:number-rows-spanned="1">
            <text:p>38.72</text:p>
          </table:table-cell>
          <table:covered-table-cell/>
          <table:table-cell table:formula="of:=([.N3]/[.D3])*[.D6]" office:value-type="float" office:value="41.14" table:number-columns-spanned="2" table:number-rows-spanned="1">
            <text:p>41.14</text:p>
          </table:table-cell>
          <table:covered-table-cell/>
          <table:table-cell table:formula="of:=([.P3]/[.D3])*[.D6]" office:value-type="float" office:value="43.56" table:number-columns-spanned="2" table:number-rows-spanned="1">
            <text:p>43.56</text:p>
          </table:table-cell>
          <table:covered-table-cell/>
          <table:table-cell table:formula="of:=([.R3]/[.D3])*[.D6]" office:value-type="float" office:value="45.98" table:number-columns-spanned="2" table:number-rows-spanned="1">
            <text:p>45.98</text:p>
          </table:table-cell>
          <table:covered-table-cell/>
          <table:table-cell table:formula="of:=([.T3]/[.D3])*[.D6]" office:value-type="float" office:value="50.82" table:number-columns-spanned="2" table:number-rows-spanned="1">
            <text:p>50.82</text:p>
          </table:table-cell>
          <table:covered-table-cell/>
          <table:table-cell table:formula="of:=([.V3]/[.D3])*[.D6]" office:value-type="float" office:value="53.24" table:number-columns-spanned="2" table:number-rows-spanned="1">
            <text:p>53.24</text:p>
          </table:table-cell>
          <table:covered-table-cell/>
          <table:table-cell table:formula="of:=([.X3]/[.D3])*[.D6]" office:value-type="float" office:value="55.66" table:number-columns-spanned="2" table:number-rows-spanned="1">
            <text:p>55.66</text:p>
          </table:table-cell>
          <table:covered-table-cell/>
          <table:table-cell table:formula="of:=([.Z3]/[.D3])*[.D6]" office:value-type="float" office:value="58.08" table:number-columns-spanned="2" table:number-rows-spanned="1">
            <text:p>58.08</text:p>
          </table:table-cell>
          <table:covered-table-cell/>
        </table:table-row>
        <table:table-row table:style-name="ro1">
          <table:table-cell office:value-type="string">
            <text:p>EyeHeight</text:p>
          </table:table-cell>
          <table:table-cell office:value-type="string" table:number-columns-spanned="2" table:number-rows-spanned="1">
            <text:p>48,4</text:p>
          </table:table-cell>
          <table:covered-table-cell/>
          <table:table-cell office:value-type="string" table:number-columns-spanned="2" table:number-rows-spanned="1">
            <text:p>48,4</text:p>
          </table:table-cell>
          <table:covered-table-cell/>
          <table:table-cell table:formula="of:=([.F4]/[.D4])*[.D7]" office:value-type="float" office:value="31.46" table:number-columns-spanned="2" table:number-rows-spanned="1">
            <text:p>31.46</text:p>
          </table:table-cell>
          <table:covered-table-cell/>
          <table:table-cell table:formula="of:=([.H4]/[.D4])*[.D7]" office:value-type="float" office:value="33.88" table:number-columns-spanned="2" table:number-rows-spanned="1">
            <text:p>33.88</text:p>
          </table:table-cell>
          <table:covered-table-cell/>
          <table:table-cell table:formula="of:=([.J4]/[.D4])*[.D7]" office:value-type="float" office:value="36.3" table:number-columns-spanned="2" table:number-rows-spanned="1">
            <text:p>36.3</text:p>
          </table:table-cell>
          <table:covered-table-cell/>
          <table:table-cell table:formula="of:=([.L4]/[.D4])*[.D7]" office:value-type="float" office:value="38.72" table:number-columns-spanned="2" table:number-rows-spanned="1">
            <text:p>38.72</text:p>
          </table:table-cell>
          <table:covered-table-cell/>
          <table:table-cell table:formula="of:=([.N3]/[.D3])*[.D7]" office:value-type="float" office:value="41.14" table:number-columns-spanned="2" table:number-rows-spanned="1">
            <text:p>41.14</text:p>
          </table:table-cell>
          <table:covered-table-cell/>
          <table:table-cell table:formula="of:=([.P3]/[.D3])*[.D7]" office:value-type="float" office:value="43.56" table:number-columns-spanned="2" table:number-rows-spanned="1">
            <text:p>43.56</text:p>
          </table:table-cell>
          <table:covered-table-cell/>
          <table:table-cell table:formula="of:=([.R3]/[.D3])*[.D7]" office:value-type="float" office:value="45.98" table:number-columns-spanned="2" table:number-rows-spanned="1">
            <text:p>45.98</text:p>
          </table:table-cell>
          <table:covered-table-cell/>
          <table:table-cell table:formula="of:=([.T3]/[.D3])*[.D7]" office:value-type="float" office:value="50.82" table:number-columns-spanned="2" table:number-rows-spanned="1">
            <text:p>50.82</text:p>
          </table:table-cell>
          <table:covered-table-cell/>
          <table:table-cell table:formula="of:=([.V3]/[.D3])*[.D7]" office:value-type="float" office:value="53.24" table:number-columns-spanned="2" table:number-rows-spanned="1">
            <text:p>53.24</text:p>
          </table:table-cell>
          <table:covered-table-cell/>
          <table:table-cell table:formula="of:=([.X3]/[.D3])*[.D7]" office:value-type="float" office:value="55.66" table:number-columns-spanned="2" table:number-rows-spanned="1">
            <text:p>55.66</text:p>
          </table:table-cell>
          <table:covered-table-cell/>
          <table:table-cell table:formula="of:=([.Z4]/[.D4])*[.D7]" office:value-type="float" office:value="58.08" table:number-columns-spanned="2" table:number-rows-spanned="1">
            <text:p>58.08</text:p>
          </table:table-cell>
          <table:covered-table-cell/>
        </table:table-row>
        <table:table-row table:style-name="ro1">
          <table:table-cell office:value-type="string">
            <text:p>CrouchHeight</text:p>
          </table:table-cell>
          <table:table-cell office:value-type="string" table:number-columns-spanned="2" table:number-rows-spanned="1">
            <text:p>35,2</text:p>
          </table:table-cell>
          <table:covered-table-cell/>
          <table:table-cell office:value-type="string" table:number-columns-spanned="2" table:number-rows-spanned="1">
            <text:p>35,2</text:p>
          </table:table-cell>
          <table:covered-table-cell/>
          <table:table-cell table:formula="of:=[.F4]/1.5625" office:value-type="float" office:value="22.88" table:number-columns-spanned="2" table:number-rows-spanned="1">
            <text:p>22.88</text:p>
          </table:table-cell>
          <table:covered-table-cell/>
          <table:table-cell table:formula="of:=[.H4]/1.5625" office:value-type="float" office:value="24.64" table:number-columns-spanned="2" table:number-rows-spanned="1">
            <text:p>24.64</text:p>
          </table:table-cell>
          <table:covered-table-cell/>
          <table:table-cell table:formula="of:=[.J4]/1.5625" office:value-type="float" office:value="26.4" table:number-columns-spanned="2" table:number-rows-spanned="1">
            <text:p>26.4</text:p>
          </table:table-cell>
          <table:covered-table-cell/>
          <table:table-cell table:formula="of:=[.L4]/1.5625" office:value-type="float" office:value="28.16" table:number-columns-spanned="2" table:number-rows-spanned="1">
            <text:p>28.16</text:p>
          </table:table-cell>
          <table:covered-table-cell/>
          <table:table-cell table:formula="of:=[.N4]/1.5625" office:value-type="float" office:value="29.92" table:number-columns-spanned="2" table:number-rows-spanned="1">
            <text:p>29.92</text:p>
          </table:table-cell>
          <table:covered-table-cell/>
          <table:table-cell table:formula="of:=[.P4]/1.5625" office:value-type="float" office:value="31.68" table:number-columns-spanned="2" table:number-rows-spanned="1">
            <text:p>31.68</text:p>
          </table:table-cell>
          <table:covered-table-cell/>
          <table:table-cell table:formula="of:=[.R4]/1.5625" office:value-type="float" office:value="33.44" table:number-columns-spanned="2" table:number-rows-spanned="1">
            <text:p>33.44</text:p>
          </table:table-cell>
          <table:covered-table-cell/>
          <table:table-cell table:formula="of:=[.T4]/1.5625" office:value-type="float" office:value="36.96" table:number-columns-spanned="2" table:number-rows-spanned="1">
            <text:p>36.96</text:p>
          </table:table-cell>
          <table:covered-table-cell/>
          <table:table-cell table:formula="of:=[.V4]/1.5625" office:value-type="float" office:value="38.72" table:number-columns-spanned="2" table:number-rows-spanned="1">
            <text:p>38.72</text:p>
          </table:table-cell>
          <table:covered-table-cell/>
          <table:table-cell table:formula="of:=[.X4]/1.5625" office:value-type="float" office:value="40.48" table:number-columns-spanned="2" table:number-rows-spanned="1">
            <text:p>40.48</text:p>
          </table:table-cell>
          <table:covered-table-cell/>
          <table:table-cell table:formula="of:=[.Z4]/1.5625" office:value-type="float" office:value="42.24" table:number-columns-spanned="2" table:number-rows-spanned="1">
            <text:p>42.24</text:p>
          </table:table-cell>
          <table:covered-table-cell/>
        </table:table-row>
        <table:table-row table:style-name="ro1">
          <table:table-cell office:value-type="string">
            <text:p>CrouchRadius</text:p>
          </table:table-cell>
          <table:table-cell table:formula="of:=[.B5]" office:value-type="string" office:string-value="18,7" table:number-columns-spanned="2" table:number-rows-spanned="1">
            <text:p>18,7</text:p>
          </table:table-cell>
          <table:covered-table-cell/>
          <table:table-cell table:formula="of:=[.D5]" office:value-type="string" office:string-value="18,7" table:number-columns-spanned="2" table:number-rows-spanned="1">
            <text:p>18,7</text:p>
          </table:table-cell>
          <table:covered-table-cell/>
          <table:table-cell table:formula="of:=[.F5]" office:value-type="float" office:value="12.155" table:number-columns-spanned="2" table:number-rows-spanned="1">
            <text:p>12.155</text:p>
          </table:table-cell>
          <table:covered-table-cell/>
          <table:table-cell table:formula="of:=[.H5]" office:value-type="float" office:value="13.09" table:number-columns-spanned="2" table:number-rows-spanned="1">
            <text:p>13.09</text:p>
          </table:table-cell>
          <table:covered-table-cell/>
          <table:table-cell table:formula="of:=[.J5]" office:value-type="float" office:value="14.025" table:number-columns-spanned="2" table:number-rows-spanned="1">
            <text:p>14.025</text:p>
          </table:table-cell>
          <table:covered-table-cell/>
          <table:table-cell table:formula="of:=[.L5]" office:value-type="float" office:value="14.96" table:number-columns-spanned="2" table:number-rows-spanned="1">
            <text:p>14.96</text:p>
          </table:table-cell>
          <table:covered-table-cell/>
          <table:table-cell table:formula="of:=[.N5]" office:value-type="float" office:value="15.895" table:number-columns-spanned="2" table:number-rows-spanned="1">
            <text:p>15.895</text:p>
          </table:table-cell>
          <table:covered-table-cell/>
          <table:table-cell table:formula="of:=[.P5]" office:value-type="float" office:value="16.83" table:number-columns-spanned="2" table:number-rows-spanned="1">
            <text:p>16.83</text:p>
          </table:table-cell>
          <table:covered-table-cell/>
          <table:table-cell table:formula="of:=[.R5]" office:value-type="float" office:value="17.765" table:number-columns-spanned="2" table:number-rows-spanned="1">
            <text:p>17.765</text:p>
          </table:table-cell>
          <table:covered-table-cell/>
          <table:table-cell table:formula="of:=[.T5]" office:value-type="float" office:value="19.635" table:number-columns-spanned="2" table:number-rows-spanned="1">
            <text:p>19.635</text:p>
          </table:table-cell>
          <table:covered-table-cell/>
          <table:table-cell table:formula="of:=[.V5]" office:value-type="float" office:value="20.57" table:number-columns-spanned="2" table:number-rows-spanned="1">
            <text:p>20.57</text:p>
          </table:table-cell>
          <table:covered-table-cell/>
          <table:table-cell table:formula="of:=[.X5]" office:value-type="float" office:value="21.505" table:number-columns-spanned="2" table:number-rows-spanned="1">
            <text:p>21.505</text:p>
          </table:table-cell>
          <table:covered-table-cell/>
          <table:table-cell table:formula="of:=[.Z5]" office:value-type="float" office:value="22.44" table:number-columns-spanned="2" table:number-rows-spanned="1">
            <text:p>22.44</text:p>
          </table:table-cell>
          <table:covered-table-cell/>
        </table:table-row>
        <table:table-row table:style-name="ro1">
          <table:table-cell office:value-type="string">
            <text:p>OnlineHeadshotOffset</text:p>
          </table:table-cell>
          <table:table-cell table:style-name="ce44" office:value-type="float" office:value="11">
            <text:p>11</text:p>
          </table:table-cell>
          <table:table-cell office:value-type="string">
            <text:p>46,2</text:p>
          </table:table-cell>
          <table:table-cell table:style-name="ce44" office:value-type="float" office:value="11">
            <text:p>11</text:p>
          </table:table-cell>
          <table:table-cell office:value-type="string">
            <text:p>46,2</text:p>
          </table:table-cell>
          <table:table-cell table:style-name="ce44" table:formula="of:=([.F3]/[.D3])*[.D10]" office:value-type="float" office:value="7.15">
            <text:p>7.15</text:p>
          </table:table-cell>
          <table:table-cell table:formula="of:=([.F3]/[.D3])*[.E10]" office:value-type="float" office:value="30.03">
            <text:p>30.03</text:p>
          </table:table-cell>
          <table:table-cell table:style-name="ce44" table:formula="of:=([.H3]/[.D3])*[.D10]" office:value-type="float" office:value="7.7">
            <text:p>7.7</text:p>
          </table:table-cell>
          <table:table-cell table:formula="of:=([.H3]/[.D3])*[.E10]" office:value-type="float" office:value="32.34">
            <text:p>32.34</text:p>
          </table:table-cell>
          <table:table-cell table:style-name="ce44" table:formula="of:=([.J3]/[.D3])*[.D10]" office:value-type="float" office:value="8.25">
            <text:p>8.25</text:p>
          </table:table-cell>
          <table:table-cell table:formula="of:=([.J3]/[.D3])*[.E10]" office:value-type="float" office:value="34.65">
            <text:p>34.65</text:p>
          </table:table-cell>
          <table:table-cell table:style-name="ce44" table:formula="of:=([.L3]/[.D3])*[.D10]" office:value-type="float" office:value="8.8">
            <text:p>8.8</text:p>
          </table:table-cell>
          <table:table-cell table:formula="of:=([.L3]/[.D3])*[.E10]" office:value-type="float" office:value="36.96">
            <text:p>36.96</text:p>
          </table:table-cell>
          <table:table-cell table:style-name="ce44" table:formula="of:=([.N3]/[.D3])*[.D10]" office:value-type="float" office:value="9.35">
            <text:p>9.35</text:p>
          </table:table-cell>
          <table:table-cell table:formula="of:=([.N3]/[.D3])*[.E10]" office:value-type="float" office:value="39.27">
            <text:p>39.27</text:p>
          </table:table-cell>
          <table:table-cell table:style-name="ce44" table:formula="of:=([.P3]/[.D3])*[.D10]" office:value-type="float" office:value="9.9">
            <text:p>9.9</text:p>
          </table:table-cell>
          <table:table-cell table:formula="of:=([.P3]/[.D3])*[.E10]" office:value-type="float" office:value="41.58">
            <text:p>41.58</text:p>
          </table:table-cell>
          <table:table-cell table:style-name="ce44" table:formula="of:=([.R3]/[.D3])*[.D10]" office:value-type="float" office:value="10.45">
            <text:p>10.45</text:p>
          </table:table-cell>
          <table:table-cell table:formula="of:=([.R3]/[.D3])*[.E10]" office:value-type="float" office:value="43.89">
            <text:p>43.89</text:p>
          </table:table-cell>
          <table:table-cell table:style-name="ce44" table:formula="of:=([.T3]/[.D3])*[.D10]" office:value-type="float" office:value="11.55">
            <text:p>11.55</text:p>
          </table:table-cell>
          <table:table-cell table:formula="of:=([.T3]/[.D3])*[.E10]" office:value-type="float" office:value="48.51">
            <text:p>48.51</text:p>
          </table:table-cell>
          <table:table-cell table:style-name="ce44" table:formula="of:=([.V3]/[.D3])*[.D10]" office:value-type="float" office:value="12.1">
            <text:p>12.1</text:p>
          </table:table-cell>
          <table:table-cell table:formula="of:=([.V3]/[.D3])*[.E10]" office:value-type="float" office:value="50.82">
            <text:p>50.82</text:p>
          </table:table-cell>
          <table:table-cell table:style-name="ce44" table:formula="of:=([.X3]/[.D3])*[.D10]" office:value-type="float" office:value="12.65">
            <text:p>12.65</text:p>
          </table:table-cell>
          <table:table-cell table:formula="of:=([.X3]/[.D3])*[.E10]" office:value-type="float" office:value="53.13">
            <text:p>53.13</text:p>
          </table:table-cell>
          <table:table-cell table:style-name="ce44" table:formula="of:=([.Z3]/[.D3])*[.D10]" office:value-type="float" office:value="13.2">
            <text:p>13.2</text:p>
          </table:table-cell>
          <table:table-cell table:formula="of:=([.Z3]/[.D3])*[.E10]" office:value-type="float" office:value="55.44">
            <text:p>55.44</text:p>
          </table:table-cell>
        </table:table-row>
        <table:table-row table:style-name="ro1">
          <table:table-cell office:value-type="string">
            <text:p>OnlineHeadshotScale</text:p>
          </table:table-cell>
          <table:table-cell office:value-type="string" table:number-columns-spanned="2" table:number-rows-spanned="1">
            <text:p>1,3</text:p>
          </table:table-cell>
          <table:covered-table-cell/>
          <table:table-cell office:value-type="string" table:number-columns-spanned="2" table:number-rows-spanned="1">
            <text:p>1,3</text:p>
          </table:table-cell>
          <table:covered-table-cell/>
          <table:table-cell table:formula="of:=([.F3]/[.D3])*[.D11]" office:value-type="float" office:value="0.845" table:number-columns-spanned="2" table:number-rows-spanned="1">
            <text:p>0.845</text:p>
          </table:table-cell>
          <table:covered-table-cell/>
          <table:table-cell table:formula="of:=([.H3]/[.D3])*[.D11]" office:value-type="float" office:value="0.91" table:number-columns-spanned="2" table:number-rows-spanned="1">
            <text:p>0.91</text:p>
          </table:table-cell>
          <table:covered-table-cell/>
          <table:table-cell table:formula="of:=([.J3]/[.D3])*[.D11]" office:value-type="float" office:value="0.975" table:number-columns-spanned="2" table:number-rows-spanned="1">
            <text:p>0.975</text:p>
          </table:table-cell>
          <table:covered-table-cell/>
          <table:table-cell table:formula="of:=([.L3]/[.D3])*[.D11]" office:value-type="float" office:value="1.04" table:number-columns-spanned="2" table:number-rows-spanned="1">
            <text:p>1.04</text:p>
          </table:table-cell>
          <table:covered-table-cell/>
          <table:table-cell table:formula="of:=([.N3]/[.D3])*[.D11]" office:value-type="float" office:value="1.105" table:number-columns-spanned="2" table:number-rows-spanned="1">
            <text:p>1.105</text:p>
          </table:table-cell>
          <table:covered-table-cell/>
          <table:table-cell table:formula="of:=([.P3]/[.D3])*[.D11]" office:value-type="float" office:value="1.17" table:number-columns-spanned="2" table:number-rows-spanned="1">
            <text:p>1.17</text:p>
          </table:table-cell>
          <table:covered-table-cell/>
          <table:table-cell table:formula="of:=([.R3]/[.D3])*[.D11]" office:value-type="float" office:value="1.235" table:number-columns-spanned="2" table:number-rows-spanned="1">
            <text:p>1.235</text:p>
          </table:table-cell>
          <table:covered-table-cell/>
          <table:table-cell table:formula="of:=([.T3]/[.D3])*[.D11]" office:value-type="float" office:value="1.365" table:number-columns-spanned="2" table:number-rows-spanned="1">
            <text:p>1.365</text:p>
          </table:table-cell>
          <table:covered-table-cell/>
          <table:table-cell table:formula="of:=([.V3]/[.D3])*[.D11]" office:value-type="float" office:value="1.43" table:number-columns-spanned="2" table:number-rows-spanned="1">
            <text:p>1.43</text:p>
          </table:table-cell>
          <table:covered-table-cell/>
          <table:table-cell table:formula="of:=([.X3]/[.D3])*[.D11]" office:value-type="float" office:value="1.495" table:number-columns-spanned="2" table:number-rows-spanned="1">
            <text:p>1.495</text:p>
          </table:table-cell>
          <table:covered-table-cell/>
          <table:table-cell table:formula="of:=([.Z3]/[.D3])*[.D11]" office:value-type="float" office:value="1.56" table:number-columns-spanned="2" table:number-rows-spanned="1">
            <text:p>1.56</text:p>
          </table:table-cell>
          <table:covered-table-cell/>
        </table:table-row>
        <table:table-row table:style-name="ro1">
          <table:table-cell table:style-name="ce5" office:value-type="string">
            <text:p>Mass</text:p>
          </table:table-cell>
          <table:table-cell table:style-name="ce45" office:value-type="float" office:value="200" table:number-columns-spanned="2" table:number-rows-spanned="1">
            <text:p>200</text:p>
          </table:table-cell>
          <table:covered-table-cell table:style-name="ce47"/>
          <table:table-cell table:style-name="ce45" office:value-type="float" office:value="200" table:number-columns-spanned="2" table:number-rows-spanned="1">
            <text:p>200</text:p>
          </table:table-cell>
          <table:covered-table-cell table:style-name="ce47"/>
          <table:table-cell table:style-name="ce45" table:formula="of:=([.F3]/[.D3])*[.D12]" office:value-type="float" office:value="130" table:number-columns-spanned="2" table:number-rows-spanned="1">
            <text:p>130</text:p>
          </table:table-cell>
          <table:covered-table-cell table:style-name="ce47"/>
          <table:table-cell table:style-name="ce45" table:formula="of:=([.H3]/[.D3])*[.D12]" office:value-type="float" office:value="140" table:number-columns-spanned="2" table:number-rows-spanned="1">
            <text:p>140</text:p>
          </table:table-cell>
          <table:covered-table-cell table:style-name="ce47"/>
          <table:table-cell table:style-name="ce45" table:formula="of:=([.J3]/[.D3])*[.D12]" office:value-type="float" office:value="150" table:number-columns-spanned="2" table:number-rows-spanned="1">
            <text:p>150</text:p>
          </table:table-cell>
          <table:covered-table-cell table:style-name="ce47"/>
          <table:table-cell table:style-name="ce45" table:formula="of:=([.L3]/[.D3])*[.D12]" office:value-type="float" office:value="160" table:number-columns-spanned="2" table:number-rows-spanned="1">
            <text:p>160</text:p>
          </table:table-cell>
          <table:covered-table-cell table:style-name="ce47"/>
          <table:table-cell table:style-name="ce45" table:formula="of:=([.N3]/[.D3])*[.D12]" office:value-type="float" office:value="170" table:number-columns-spanned="2" table:number-rows-spanned="1">
            <text:p>170</text:p>
          </table:table-cell>
          <table:covered-table-cell table:style-name="ce47"/>
          <table:table-cell table:style-name="ce45" table:formula="of:=([.P3]/[.D3])*[.D12]" office:value-type="float" office:value="180" table:number-columns-spanned="2" table:number-rows-spanned="1">
            <text:p>180</text:p>
          </table:table-cell>
          <table:covered-table-cell table:style-name="ce47"/>
          <table:table-cell table:style-name="ce45" table:formula="of:=([.R3]/[.D3])*[.D12]" office:value-type="float" office:value="190" table:number-columns-spanned="2" table:number-rows-spanned="1">
            <text:p>190</text:p>
          </table:table-cell>
          <table:covered-table-cell table:style-name="ce47"/>
          <table:table-cell table:style-name="ce45" table:formula="of:=([.T3]/[.D3])*[.D12]" office:value-type="float" office:value="210" table:number-columns-spanned="2" table:number-rows-spanned="1">
            <text:p>210</text:p>
          </table:table-cell>
          <table:covered-table-cell table:style-name="ce47"/>
          <table:table-cell table:style-name="ce45" table:formula="of:=([.V3]/[.D3])*[.D12]" office:value-type="float" office:value="220" table:number-columns-spanned="2" table:number-rows-spanned="1">
            <text:p>220</text:p>
          </table:table-cell>
          <table:covered-table-cell table:style-name="ce47"/>
          <table:table-cell table:style-name="ce45" table:formula="of:=([.X3]/[.D3])*[.D12]" office:value-type="float" office:value="230" table:number-columns-spanned="2" table:number-rows-spanned="1">
            <text:p>230</text:p>
          </table:table-cell>
          <table:covered-table-cell table:style-name="ce47"/>
          <table:table-cell table:style-name="ce45" table:formula="of:=([.Z3]/[.D3])*[.D12]" office:value-type="float" office:value="240" table:number-columns-spanned="2" table:number-rows-spanned="1">
            <text:p>240</text:p>
          </table:table-cell>
          <table:covered-table-cell table:style-name="ce47"/>
        </table:table-row>
        <table:table-row table:style-name="ro1">
          <table:table-cell table:style-name="Default" table:number-columns-repeated="3"/>
          <table:table-cell table:style-name="Default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Default" table:formula="of:=[.F1]/[.D1]" office:value-type="float" office:value="0.65" table:number-columns-spanned="2" table:number-rows-spanned="1">
            <text:p>0,65</text:p>
          </table:table-cell>
          <table:covered-table-cell table:style-name="Default"/>
          <table:table-cell table:style-name="Default" table:formula="of:=[.H1]/[.D1]" office:value-type="float" office:value="0.7" table:number-columns-spanned="2" table:number-rows-spanned="1">
            <text:p>0,7</text:p>
          </table:table-cell>
          <table:covered-table-cell table:style-name="Default"/>
          <table:table-cell table:style-name="Default" table:formula="of:=[.J1]/[.D1]" office:value-type="float" office:value="0.75" table:number-columns-spanned="2" table:number-rows-spanned="1">
            <text:p>0,75</text:p>
          </table:table-cell>
          <table:covered-table-cell table:style-name="Default"/>
          <table:table-cell table:style-name="Default" table:formula="of:=[.L1]/[.D1]" office:value-type="float" office:value="0.8" table:number-columns-spanned="2" table:number-rows-spanned="1">
            <text:p>0,8</text:p>
          </table:table-cell>
          <table:covered-table-cell table:style-name="Default"/>
          <table:table-cell table:style-name="Default" table:formula="of:=[.N1]/[.D1]" office:value-type="float" office:value="0.85" table:number-columns-spanned="2" table:number-rows-spanned="1">
            <text:p>0,85</text:p>
          </table:table-cell>
          <table:covered-table-cell table:style-name="Default"/>
          <table:table-cell table:style-name="Default" table:formula="of:=[.P1]/[.D1]" office:value-type="float" office:value="0.9" table:number-columns-spanned="2" table:number-rows-spanned="1">
            <text:p>0,9</text:p>
          </table:table-cell>
          <table:covered-table-cell table:style-name="Default"/>
          <table:table-cell table:style-name="Default" table:formula="of:=[.R1]/[.D1]" office:value-type="float" office:value="0.95" table:number-columns-spanned="2" table:number-rows-spanned="1">
            <text:p>0,95</text:p>
          </table:table-cell>
          <table:covered-table-cell table:style-name="Default"/>
          <table:table-cell table:style-name="Default" table:formula="of:=[.T1]/[.D1]" office:value-type="float" office:value="1.05" table:number-columns-spanned="2" table:number-rows-spanned="1">
            <text:p>1,05</text:p>
          </table:table-cell>
          <table:covered-table-cell table:style-name="Default"/>
          <table:table-cell table:style-name="Default" table:formula="of:=[.V1]/[.D1]" office:value-type="float" office:value="1.1" table:number-columns-spanned="2" table:number-rows-spanned="1">
            <text:p>1,1</text:p>
          </table:table-cell>
          <table:covered-table-cell table:style-name="Default"/>
          <table:table-cell table:style-name="Default" table:formula="of:=[.X1]/[.D1]" office:value-type="float" office:value="1.15" table:number-columns-spanned="2" table:number-rows-spanned="1">
            <text:p>1,15</text:p>
          </table:table-cell>
          <table:covered-table-cell table:style-name="Default"/>
          <table:table-cell table:style-name="Default" table:formula="of:=[.Z1]/[.D1]" office:value-type="float" office:value="1.2" table:number-columns-spanned="2" table:number-rows-spanned="1">
            <text:p>1,2</text:p>
          </table:table-cell>
          <table:covered-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117" number:language="en" number:country="US" number:title="UnrealScript Float Suppressed .6">
      <number:number number:decimal-places="6" number:min-integer-digits="1"/>
    </number:number-style>
    <number:number-style style:name="N10119" number:language="en" number:country="US" number:title="UnrealScript Float Suppressed .4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.04.2016</text:date>, <text:time>03:15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4-12T21:22:52.93</meta:creation-date>
    <dc:date>2016-04-16T02:49:29.15</dc:date>
    <meta:editing-duration>PT7H23M31S</meta:editing-duration>
    <meta:editing-cycles>22</meta:editing-cycles>
    <meta:generator>OpenOffice.org/3.3$Win32 OpenOffice.org_project/330m20$Build-9567</meta:generator>
    <meta:document-statistic meta:table-count="2" meta:cell-count="410" meta:object-count="0"/>
  </office:meta>
</office:document-meta>
</file>